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 Mono" svg:font-family="'DejaVu Sans Mono'"/>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Times New Roman" fo:font-size="14pt" style:font-name-asian="Times New Roman1" style:font-size-asian="14pt" style:font-name-complex="Times New Roman1" style:font-size-complex="14pt"/>
    </style:style>
    <style:style style:name="P2" style:family="paragraph" style:parent-style-name="Standard">
      <loext:graphic-properties draw:fill-color="#ffffff"/>
      <style:paragraph-properties fo:line-height="100%" fo:orphans="0" fo:widows="0"/>
      <style:text-properties style:font-name="Times New Roman" fo:font-size="14pt" style:font-name-asian="Times New Roman1" style:font-size-asian="14pt" style:font-name-complex="Times New Roman1" style:font-size-complex="14pt"/>
    </style:style>
    <style:style style:name="P3"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4pt" fo:background-color="#ffffff" style:font-name-asian="Times New Roman1" style:font-size-asian="14pt" style:font-name-complex="Times New Roman1" style:font-size-complex="14pt"/>
    </style:style>
    <style:style style:name="P4"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5"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20pt" fo:font-weight="bold" fo:background-color="#ffffff" style:font-name-asian="Times New Roman1" style:font-size-asian="20pt" style:font-weight-asian="bold" style:font-name-complex="Times New Roman1" style:font-size-complex="20pt"/>
    </style:style>
    <style:style style:name="P6"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20pt" fo:background-color="#ffffff" style:font-name-asian="Times New Roman1" style:font-size-asian="20pt" style:font-name-complex="Times New Roman1" style:font-size-complex="20pt"/>
    </style:style>
    <style:style style:name="P7"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6pt" style:font-name-asian="Times New Roman1" style:font-size-asian="16pt" style:font-name-complex="Times New Roman1" style:font-size-complex="16pt"/>
    </style:style>
    <style:style style:name="P8"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cm" style:auto-text-indent="false"/>
      <style:text-properties style:font-name="Times New Roman" fo:font-size="14pt" fo:background-color="#ffffff" style:font-name-asian="Times New Roman1" style:font-size-asian="14pt" style:font-name-complex="Times New Roman1" style:font-size-complex="14pt"/>
    </style:style>
    <style:style style:name="P9" style:family="paragraph" style:parent-style-name="Standard">
      <loext:graphic-properties draw:fill-color="#ffffff"/>
      <style:paragraph-properties fo:margin-left="0cm" fo:margin-right="0cm" fo:margin-top="0cm" fo:margin-bottom="0.212cm" loext:contextual-spacing="false" fo:line-height="100%" fo:text-align="start" style:justify-single-word="false" fo:text-indent="0cm" style:auto-text-indent="false"/>
      <style:text-properties style:font-name="Times New Roman" fo:font-size="14pt" fo:background-color="#ffffff" style:font-name-asian="Times New Roman1" style:font-size-asian="14pt" style:font-name-complex="Times New Roman1" style:font-size-complex="14pt"/>
    </style:style>
    <style:style style:name="P10"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cm" style:auto-text-indent="false" fo:break-before="page"/>
      <style:text-properties style:font-name="Times New Roman" fo:font-size="14pt" fo:background-color="#ffffff" style:font-name-asian="Times New Roman1" style:font-size-asian="14pt" style:font-name-complex="Times New Roman1" style:font-size-complex="14pt"/>
    </style:style>
    <style:style style:name="P11" style:family="paragraph" style:parent-style-name="Standard">
      <loext:graphic-properties draw:fill-color="#ffffff"/>
      <style:paragraph-properties fo:margin-left="0cm" fo:margin-right="0cm" fo:line-height="100%" fo:orphans="0" fo:widows="0" fo:text-indent="0cm" style:auto-text-indent="false"/>
    </style:style>
    <style:style style:name="P12" style:family="paragraph" style:parent-style-name="Standard">
      <loext:graphic-properties draw:fill-color="#ffffff"/>
      <style:paragraph-properties fo:margin-left="0cm" fo:margin-right="0cm" fo:line-height="100%" fo:orphans="0" fo:widows="0" fo:text-indent="0cm"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style:font-name="Times New Roman" fo:font-size="14pt" style:font-name-asian="Times New Roman1" style:font-size-asian="14pt" style:font-name-complex="Times New Roman1" style:font-size-complex="14pt"/>
    </style:style>
    <style:style style:name="P14"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style:font-name="Times New Roman" fo:font-size="14pt" officeooo:rsid="002d5587" officeooo:paragraph-rsid="002d5587" style:font-name-asian="Times New Roman1" style:font-size-asian="14pt" style:font-name-complex="Times New Roman1" style:font-size-complex="14pt"/>
    </style:style>
    <style:style style:name="P15" style:family="paragraph" style:parent-style-name="Standard">
      <loext:graphic-properties draw:fill="none" draw:fill-color="#ffffff"/>
      <style:paragraph-properties fo:margin-left="0cm" fo:margin-right="0cm" fo:line-height="100%" fo:text-align="justify" style:justify-single-word="false" fo:orphans="0" fo:widows="0" fo:text-indent="0cm" style:auto-text-indent="false" fo:background-color="transparent" style:writing-mode="lr-tb"/>
      <style:text-properties style:font-name="Times New Roman" fo:font-size="14pt" fo:font-weight="bold" officeooo:rsid="001b3674" officeooo:paragraph-rsid="001b3674" style:font-name-asian="Times New Roman1" style:font-size-asian="14pt" style:font-weight-asian="bold" style:font-name-complex="Times New Roman1" style:font-size-complex="14pt" style:font-weight-complex="bold"/>
    </style:style>
    <style:style style:name="P16" style:family="paragraph" style:parent-style-name="Standard" style:master-page-name="">
      <loext:graphic-properties draw:fill="none" draw:fill-color="#ffffff"/>
      <style:paragraph-properties fo:margin-left="0cm" fo:margin-right="0cm" fo:line-height="100%" fo:text-align="justify" style:justify-single-word="false" fo:orphans="0" fo:widows="0" fo:text-indent="0cm" style:auto-text-indent="false" style:page-number="auto" fo:background-color="transparent" style:writing-mode="lr-tb"/>
      <style:text-properties style:font-name="Times New Roman" fo:font-size="14pt" officeooo:rsid="001b3674" officeooo:paragraph-rsid="001b3674" style:font-name-asian="Times New Roman1" style:font-size-asian="14pt" style:font-name-complex="Times New Roman1" style:font-size-complex="14pt"/>
    </style:style>
    <style:style style:name="P17" style:family="paragraph" style:parent-style-name="Preformatted_20_Text">
      <loext:graphic-properties draw:fill-color="#ffffff"/>
      <style:paragraph-properties fo:margin-left="0cm" fo:margin-right="0cm" fo:line-height="100%" fo:text-align="justify" style:justify-single-word="false" fo:orphans="0" fo:widows="0" fo:text-indent="0cm" style:auto-text-indent="false"/>
      <style:text-properties fo:color="#000000" style:font-name="DejaVu Sans Mono" fo:font-size="10pt" fo:font-weight="normal" style:font-name-asian="Times New Roman1" style:font-size-asian="10pt" style:font-weight-asian="normal" style:font-name-complex="Times New Roman1" style:font-size-complex="10pt" style:font-weight-complex="normal"/>
    </style:style>
    <style:style style:name="P18" style:family="paragraph" style:parent-style-name="Preformatted_20_Text">
      <loext:graphic-properties draw:fill-color="#ffffff"/>
      <style:paragraph-properties fo:margin-left="0cm" fo:margin-right="0cm" fo:line-height="100%" fo:text-align="justify" style:justify-single-word="false" fo:orphans="0" fo:widows="0" fo:text-indent="0cm" style:auto-text-indent="false"/>
      <style:text-properties fo:color="#000000" style:font-name="DejaVu Sans Mono" officeooo:paragraph-rsid="002d5587"/>
    </style:style>
    <style:style style:name="P19" style:family="paragraph" style:parent-style-name="Preformatted_20_Text">
      <loext:graphic-properties draw:fill-color="#ffffff"/>
      <style:paragraph-properties fo:margin-left="0cm" fo:margin-right="0cm" fo:line-height="100%" fo:text-align="justify" style:justify-single-word="false" fo:orphans="0" fo:widows="0" fo:text-indent="0cm" style:auto-text-indent="false"/>
      <style:text-properties fo:color="#000000" style:font-name="DejaVu Sans Mono" fo:font-size="14pt" officeooo:paragraph-rsid="002d5587" style:font-name-asian="Times New Roman1" style:font-size-asian="14pt" style:font-name-complex="Times New Roman1" style:font-size-complex="14pt"/>
    </style:style>
    <style:style style:name="P20" style:family="paragraph" style:parent-style-name="Standard">
      <style:paragraph-properties fo:margin-top="0.423cm" fo:margin-bottom="0.423cm" loext:contextual-spacing="false" fo:line-height="100%" fo:text-align="justify" style:justify-single-word="false" fo:orphans="0" fo:widows="0"/>
      <style:text-properties style:font-name="Times New Roman" fo:font-size="14pt" fo:font-weight="bold" officeooo:paragraph-rsid="0015efd5" style:font-name-asian="Times New Roman1" style:font-size-asian="14pt" style:font-weight-asian="bold" style:font-name-complex="Times New Roman1" style:font-size-complex="14pt"/>
    </style:style>
    <style:style style:name="P21" style:family="paragraph" style:parent-style-name="Standard">
      <loext:graphic-properties draw:fill-color="#ffffff"/>
      <style:paragraph-properties fo:margin-left="0cm" fo:margin-right="0cm" fo:line-height="100%" fo:text-align="justify" style:justify-single-word="false" fo:orphans="0" fo:widows="0" fo:text-indent="1.199cm" style:auto-text-indent="false" style:writing-mode="lr-tb"/>
      <style:text-properties fo:color="#000000" style:font-name="Times New Roman" fo:font-size="14pt" fo:font-weight="normal" officeooo:rsid="002bc4b0" officeooo:paragraph-rsid="002bc4b0" style:font-name-asian="Times New Roman1" style:font-size-asian="14pt" style:font-weight-asian="normal" style:font-name-complex="Times New Roman1" style:font-size-complex="14pt" style:font-weight-complex="normal"/>
    </style:style>
    <style:style style:name="P22"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23" style:family="paragraph" style:parent-style-name="Preformatted_20_Text">
      <loext:graphic-properties draw:fill="solid" draw:fill-color="#ffffff" draw:opacity="100%"/>
      <style:paragraph-properties fo:background-color="#ffffff"/>
      <style:text-properties fo:color="#000000"/>
    </style:style>
    <style:style style:name="P24" style:family="paragraph" style:parent-style-name="Preformatted_20_Text">
      <loext:graphic-properties draw:fill="solid" draw:fill-color="#ffffff" draw:opacity="100%"/>
      <style:paragraph-properties fo:background-color="#ffffff"/>
      <style:text-properties fo:color="#808080" style:font-name="DejaVu Sans Mono" fo:font-style="italic"/>
    </style:style>
    <style:style style:name="P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26" style:family="paragraph" style:parent-style-name="Standard" style:master-pag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page-number="1"/>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27" style:family="paragraph" style:parent-style-name="Standard" style:list-style-name="L1">
      <loext:graphic-properties draw:fill-color="#ffffff"/>
      <style:paragraph-properties fo:line-height="100%" fo:text-align="justify" style:justify-single-word="false" fo:orphans="0" fo:widows="0"/>
      <style:text-properties style:font-name="Times New Roman" fo:font-size="14pt" officeooo:rsid="002a9d0d" officeooo:paragraph-rsid="002a9d0d" style:font-name-asian="Times New Roman1" style:font-size-asian="14pt" style:font-name-complex="Times New Roman1" style:font-size-complex="14pt"/>
    </style:style>
    <style:style style:name="P28" style:family="paragraph" style:parent-style-name="Standard">
      <loext:graphic-properties draw:fill-color="#ffffff"/>
      <style:paragraph-properties fo:line-height="100%" fo:text-align="justify" style:justify-single-word="false" fo:orphans="0" fo:widows="0"/>
      <style:text-properties style:font-name="Times New Roman" fo:font-size="14pt" officeooo:rsid="002a9d0d" officeooo:paragraph-rsid="002bc4b0" style:font-name-asian="Times New Roman1" style:font-size-asian="14pt" style:font-name-complex="Times New Roman1" style:font-size-complex="14pt"/>
    </style:style>
    <style:style style:name="P29" style:family="paragraph" style:parent-style-name="Standard">
      <loext:graphic-properties draw:fill-color="#ffffff"/>
      <style:paragraph-properties fo:line-height="100%" fo:text-align="justify" style:justify-single-word="false" fo:orphans="0" fo:widows="0"/>
      <style:text-properties style:font-name="Times New Roman" fo:font-size="14pt" officeooo:rsid="002bc4b0" officeooo:paragraph-rsid="002bc4b0" style:font-name-asian="Times New Roman1" style:font-size-asian="14pt" style:font-name-complex="Times New Roman1" style:font-size-complex="14pt"/>
    </style:style>
    <style:style style:name="P30" style:family="paragraph" style:parent-style-name="Standard" style:list-style-name="WWNum2">
      <loext:graphic-properties draw:fill-color="#ffffff"/>
      <style:paragraph-properties fo:margin-left="1.27cm" fo:margin-right="0cm" fo:line-height="100%" fo:orphans="0" fo:widows="0" fo:text-indent="-0.63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1" style:family="paragraph" style:parent-style-name="Standard" style:list-style-name="WWNum2">
      <loext:graphic-properties draw:fill-color="#ffffff"/>
      <style:paragraph-properties fo:margin-left="1.27cm" fo:margin-right="0cm" fo:line-height="100%" fo:text-align="justify" style:justify-single-word="false" fo:orphans="0" fo:widows="0" fo:text-indent="-0.63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2" style:family="paragraph" style:parent-style-name="Standard">
      <loext:graphic-properties draw:fill-color="#ffffff"/>
      <style:paragraph-properties fo:margin-left="0cm" fo:margin-right="0cm" fo:line-height="100%" fo:text-align="justify" style:justify-single-word="false" fo:orphans="0" fo:widows="0" fo:text-indent="1.27cm" style:auto-text-indent="false"/>
      <style:text-properties style:font-name="Times New Roman" fo:font-size="14pt" officeooo:rsid="002a9d0d" officeooo:paragraph-rsid="002a9d0d" style:font-name-asian="Times New Roman1" style:font-size-asian="14pt" style:font-name-complex="Times New Roman1" style:font-size-complex="14pt"/>
    </style:style>
    <style:style style:name="P33"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style:font-name="Times New Roman" fo:font-size="14pt" officeooo:rsid="002a9d0d" officeooo:paragraph-rsid="002a9d0d" style:font-name-asian="Times New Roman1" style:font-size-asian="14pt" style:font-name-complex="Times New Roman1" style:font-size-complex="14pt"/>
    </style:style>
    <style:style style:name="P34"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style:font-name="Times New Roman" fo:font-size="14pt" officeooo:rsid="002d5587" officeooo:paragraph-rsid="002d5587" style:font-name-asian="Times New Roman1" style:font-size-asian="14pt" style:font-name-complex="Times New Roman1" style:font-size-complex="14pt"/>
    </style:style>
    <style:style style:name="P35"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style:font-name="Times New Roman" fo:font-size="14pt" officeooo:rsid="002d5587" officeooo:paragraph-rsid="0032a0d1" style:font-name-asian="Times New Roman1" style:font-size-asian="14pt" style:font-name-complex="Times New Roman1" style:font-size-complex="14pt"/>
    </style:style>
    <style:style style:name="P36" style:family="paragraph" style:parent-style-name="Standard" style:list-style-name="L2">
      <loext:graphic-properties draw:fill="none" draw:fill-color="#ffffff"/>
      <style:paragraph-properties fo:line-height="100%" fo:text-align="justify" style:justify-single-word="false" fo:orphans="0" fo:widows="0" fo:background-color="transparent" style:writing-mode="lr-tb"/>
      <style:text-properties style:font-name="Times New Roman" fo:font-size="14pt" fo:font-weight="normal" officeooo:rsid="002a9d0d" officeooo:paragraph-rsid="002a9d0d" style:font-name-asian="Times New Roman1" style:font-size-asian="14pt" style:font-weight-asian="normal" style:font-name-complex="Times New Roman1" style:font-size-complex="14pt" style:font-weight-complex="normal"/>
    </style:style>
    <style:style style:name="P37" style:family="paragraph" style:parent-style-name="Standard" style:list-style-name="WWNum2">
      <style:paragraph-properties fo:margin-top="0.423cm" fo:margin-bottom="0.423cm" loext:contextual-spacing="false" fo:line-height="100%" fo:text-align="justify" style:justify-single-word="false" fo:orphans="0" fo:widows="0"/>
      <style:text-properties style:font-name="Times New Roman" fo:font-size="14pt" fo:font-weight="bold" officeooo:paragraph-rsid="0015efd5" style:font-name-asian="Times New Roman1" style:font-size-asian="14pt" style:font-weight-asian="bold" style:font-name-complex="Times New Roman1" style:font-size-complex="14pt"/>
    </style:style>
    <style:style style:name="P38" style:family="paragraph" style:parent-style-name="Standard">
      <style:paragraph-properties fo:margin-top="0.423cm" fo:margin-bottom="0.423cm" loext:contextual-spacing="false" fo:line-height="100%" fo:text-align="justify" style:justify-single-word="false" fo:orphans="0" fo:widows="0"/>
      <style:text-properties fo:color="#000000" style:font-name="Times New Roman" fo:font-size="14pt" fo:font-weight="normal" officeooo:rsid="002d5587" officeooo:paragraph-rsid="002d5587" style:font-name-asian="Times New Roman1" style:font-size-asian="14pt" style:font-weight-asian="normal" style:font-name-complex="Times New Roman1" style:font-size-complex="14pt" style:font-weight-complex="normal"/>
    </style:style>
    <style:style style:name="P39" style:family="paragraph" style:parent-style-name="Preformatted_20_Text">
      <loext:graphic-properties draw:fill-color="#ffffff"/>
      <style:paragraph-properties fo:margin-left="0cm" fo:margin-right="0cm" fo:line-height="100%" fo:text-align="justify" style:justify-single-word="false" fo:orphans="0" fo:widows="0" fo:text-indent="0cm" style:auto-text-indent="false"/>
      <style:text-properties fo:color="#008000" style:font-name="DejaVu Sans Mono" fo:font-weight="bold" officeooo:paragraph-rsid="002d5587" style:font-weight-asian="bold" style:font-weight-complex="bold"/>
    </style:style>
    <style:style style:name="P40" style:family="paragraph" style:parent-style-name="Preformatted_20_Text">
      <loext:graphic-properties draw:fill-color="#ffffff"/>
      <style:paragraph-properties fo:margin-left="0cm" fo:margin-right="0cm" fo:line-height="100%" fo:text-align="justify" style:justify-single-word="false" fo:orphans="0" fo:widows="0" fo:text-indent="0cm" style:auto-text-indent="false"/>
      <style:text-properties style:font-name="Times New Roman" fo:font-size="14pt" officeooo:rsid="002d5587" officeooo:paragraph-rsid="002d5587" style:font-name-asian="Times New Roman1" style:font-size-asian="14pt" style:font-name-complex="Times New Roman1" style:font-size-complex="14pt"/>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fo:color="#1155cc"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3" style:family="text">
      <style:text-properties fo:color="#1155cc" style:font-name="Times New Roman" fo:font-size="14pt" style:text-underline-style="solid" style:text-underline-width="auto" style:text-underline-color="font-color" officeooo:rsid="002bc4b0" style:font-name-asian="Times New Roman1" style:font-size-asian="14pt" style:font-name-complex="Times New Roman1" style:font-size-complex="14pt"/>
    </style:style>
    <style:style style:name="T4" style:family="text">
      <style:text-properties fo:color="#808000"/>
    </style:style>
    <style:style style:name="T5" style:family="text">
      <style:text-properties fo:color="#808000" fo:font-size="10pt" fo:font-weight="bold" style:font-size-asian="10pt" style:font-weight-asian="bold" style:font-size-complex="10pt" style:font-weight-complex="bold"/>
    </style:style>
    <style:style style:name="T6" style:family="text">
      <style:text-properties fo:color="#808000" fo:font-weight="bold" style:font-weight-asian="bold" style:font-weight-complex="bold"/>
    </style:style>
    <style:style style:name="T7" style:family="text">
      <style:text-properties fo:color="#008000" fo:font-weight="bold"/>
    </style:style>
    <style:style style:name="T8" style:family="text">
      <style:text-properties fo:color="#008000" fo:font-weight="bold" style:font-weight-asian="bold" style:font-weight-complex="bold"/>
    </style:style>
    <style:style style:name="T9" style:family="text">
      <style:text-properties fo:color="#008000" style:font-name="DejaVu Sans Mono" fo:font-weight="bold"/>
    </style:style>
    <style:style style:name="T10" style:family="text">
      <style:text-properties fo:color="#008000" fo:font-size="10pt" fo:font-weight="bold" style:font-size-asian="10pt" style:font-weight-asian="bold" style:font-size-complex="10pt" style:font-weight-complex="bold"/>
    </style:style>
    <style:style style:name="T11" style:family="text">
      <style:text-properties fo:color="#000080"/>
    </style:style>
    <style:style style:name="T12" style:family="text">
      <style:text-properties fo:color="#000080" fo:font-weight="bold"/>
    </style:style>
    <style:style style:name="T13" style:family="text">
      <style:text-properties fo:color="#000080" style:font-name="DejaVu Sans Mono" fo:font-weight="bold"/>
    </style:style>
    <style:style style:name="T14" style:family="text">
      <style:text-properties fo:color="#008080"/>
    </style:style>
    <style:style style:name="T15" style:family="text">
      <style:text-properties fo:color="#008080" style:font-name="DejaVu Sans Mono"/>
    </style:style>
    <style:style style:name="T16" style:family="text">
      <style:text-properties fo:color="#008080" style:font-name="DejaVu Sans Mono" fo:font-weight="bold"/>
    </style:style>
    <style:style style:name="T17" style:family="text">
      <style:text-properties fo:color="#008080" fo:font-weight="bold"/>
    </style:style>
    <style:style style:name="T18" style:family="text">
      <style:text-properties fo:color="#371f80"/>
    </style:style>
    <style:style style:name="T19" style:family="text">
      <style:text-properties fo:color="#371f80" style:font-name="DejaVu Sans Mono"/>
    </style:style>
    <style:style style:name="T20" style:family="text">
      <style:text-properties fo:color="#0000ff"/>
    </style:style>
    <style:style style:name="T21" style:family="text">
      <style:text-properties fo:color="#0000ff" style:font-name="DejaVu Sans Mono"/>
    </style:style>
    <style:style style:name="T22" style:family="text">
      <style:text-properties fo:color="#660e7a"/>
    </style:style>
    <style:style style:name="T23" style:family="text">
      <style:text-properties fo:color="#660e7a" style:font-name="DejaVu Sans Mono"/>
    </style:style>
    <style:style style:name="T24" style:family="text">
      <style:text-properties style:font-name="DejaVu Sans Mono"/>
    </style:style>
    <style:style style:name="T25" style:family="text">
      <style:text-properties fo:color="#808080"/>
    </style:style>
    <style:style style:name="T26" style:family="text">
      <style:text-properties fo:color="#808080" style:font-name="DejaVu Sans Mono" fo:font-style="italic"/>
    </style:style>
    <style:style style:name="T27" style:family="text">
      <style:text-properties fo:color="#808080" fo:font-style="italic"/>
    </style:style>
    <style:style style:name="T28" style:family="text">
      <style:text-properties fo:color="#1f542e" fo:font-weight="bold"/>
    </style:style>
    <style:style style:name="T29" style:family="text">
      <style:text-properties fo:color="#1f542e" style:font-name="DejaVu Sans Mono" fo:font-weight="bold"/>
    </style:style>
    <style:style style:name="T30" style:family="text">
      <style:text-properties officeooo:rsid="002a9d0d"/>
    </style:style>
    <style:style style:name="T31" style:family="text">
      <style:text-properties officeooo:rsid="002ca628"/>
    </style:style>
    <style:style style:name="T32" style:family="text">
      <style:text-properties officeooo:rsid="002ec18d"/>
    </style:style>
    <style:style style:name="T33" style:family="text">
      <style:text-properties officeooo:rsid="0032a0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Московский авиационный институт</text:p>
      <text:p text:style-name="P4">(Национальный исследовательский университет)</text:p>
      <text:p text:style-name="P1"/>
      <text:p text:style-name="P1">Факультет: «Информационные технологии и прикладная математика» </text:p>
      <text:p text:style-name="P1">Кафедра: 806 «Вычислительная математика и <text:s/>программирование» </text:p>
      <text:p text:style-name="P1">Дисциплина: «Объектно-ориентированное программирование» <text:s text:c="2"/></text:p>
      <text:p text:style-name="P3"><text:s/></text:p>
      <text:p text:style-name="P3"><text:s/></text:p>
      <text:p text:style-name="P3"><text:s/></text:p>
      <text:p text:style-name="P3"><text:s/></text:p>
      <text:p text:style-name="P5">Лабораторная работа № <text:span text:style-name="T30">7</text:span></text:p>
      <text:p text:style-name="P6">Тема: <text:span text:style-name="T30">Проектирование структуры классов</text:span></text:p>
      <text:p text:style-name="P3"/>
      <text:p text:style-name="P7"><text:s/></text:p>
      <text:p text:style-name="P7"><text:s/></text:p>
      <text:p text:style-name="P3"><text:s/></text:p>
      <text:p text:style-name="P9"><text:tab/><text:tab/><text:tab/><text:tab/><text:tab/><text:tab/><text:tab/>Студент: Семенов Илья</text:p>
      <text:p text:style-name="P9"><text:tab/><text:tab/><text:tab/><text:tab/><text:tab/><text:tab/><text:tab/>Преподаватель: Журавлев А.А.</text:p>
      <text:p text:style-name="P9"><text:tab/><text:tab/><text:tab/><text:tab/><text:tab/><text:tab/><text:tab/>Дата:</text:p>
      <text:p text:style-name="P9"><text:tab/><text:tab/><text:tab/><text:tab/><text:tab/><text:tab/><text:tab/>Оценка:</text:p>
      <text:p text:style-name="P8"/>
      <text:p text:style-name="P8"/>
      <text:p text:style-name="P8"/>
      <text:p text:style-name="P8"/>
      <text:p text:style-name="P8"/>
      <text:p text:style-name="P8"/>
      <text:p text:style-name="P8"/>
      <text:p text:style-name="P8"/>
      <text:p text:style-name="P8"/>
      <text:p text:style-name="P8"/>
      <text:p text:style-name="P8"/>
      <text:p text:style-name="P8">Москва, 2019</text:p>
      <text:p text:style-name="P10"/>
      <text:list xml:id="list2575872966" text:style-name="WWNum2">
        <text:list-item>
          <text:p text:style-name="P30">Постановка задачи</text:p>
        </text:list-item>
      </text:list>
      <text:p text:style-name="P32">Спроектировать простейший графический векторный редактор.</text:p>
      <text:p text:style-name="P33">Требования к функционалу редактора:</text:p>
      <text:list xml:id="list3373881763" text:style-name="L1">
        <text:list-item>
          <text:p text:style-name="P27">создание нового документа</text:p>
        </text:list-item>
        <text:list-item>
          <text:p text:style-name="P27">импорт документа из файла</text:p>
        </text:list-item>
        <text:list-item>
          <text:p text:style-name="P27">экспорт документа в файл</text:p>
        </text:list-item>
        <text:list-item>
          <text:p text:style-name="P27">создание графического примитива(согласно варианту задания)</text:p>
        </text:list-item>
        <text:list-item>
          <text:p text:style-name="P27">удаление графического примитива</text:p>
        </text:list-item>
        <text:list-item>
          <text:p text:style-name="P27">отображение документа на экране</text:p>
        </text:list-item>
        <text:list-item>
          <text:p text:style-name="P27">должна быть реализована операция undo, отменяющая последнее сделанное действие. Должно действовать на операции добавления/удаления фигур.</text:p>
        </text:list-item>
      </text:list>
      <text:p text:style-name="P28"/>
      <text:p text:style-name="P28"/>
      <text:p text:style-name="P29">Дополнительно реализовать ввода произвольного многоугольника и произвольной ломаной кривой(описание завершается нажатием правой кнопки мыши), окружности, строящейся по двум точкам. Добавить возможность выбора цвета для каждой фигуры. Добавить возможность удаления фигуры по клику правой кнопкой мыши внутри нее.</text:p>
      <text:p text:style-name="P16"/>
      <text:p text:style-name="P15">Вариант задания 20:</text:p>
      <text:list xml:id="list3833232274" text:style-name="L2">
        <text:list-item>
          <text:p text:style-name="P36">Трапеция, Ромб, Пятиугольник</text:p>
        </text:list-item>
      </text:list>
      <text:p text:style-name="P2"/>
      <text:list xml:id="list122042838494726" text:continue-list="list2575872966" text:style-name="WWNum2">
        <text:list-item>
          <text:p text:style-name="P30">Репозиторий github</text:p>
        </text:list-item>
      </text:list>
      <text:p text:style-name="P11"><text:span text:style-name="T1"><text:tab/></text:span><text:a xlink:type="simple" xlink:href="https://github.com/devepodete/oop_exercise_01/" text:style-name="ListLabel_20_103" text:visited-style-name="ListLabel_20_103"><text:span text:style-name="ListLabel_20_19"><text:span text:style-name="T2">https://github.com/ilya89099/oop_exercise_0</text:span></text:span></text:a><text:span text:style-name="ListLabel_20_19"><text:span text:style-name="T3">7</text:span></text:span><text:a xlink:type="simple" xlink:href="https://github.com/devepodete/oop_exercise_01/" text:style-name="ListLabel_20_103" text:visited-style-name="ListLabel_20_103"><text:span text:style-name="ListLabel_20_19"><text:span text:style-name="T2">/</text:span></text:span></text:a></text:p>
      <text:p text:style-name="P12"/>
      <text:list xml:id="list122042620683613" text:continue-numbering="true" text:style-name="WWNum2">
        <text:list-item>
          <text:p text:style-name="P31">Описание программы </text:p>
        </text:list-item>
      </text:list>
      <text:p text:style-name="P21">Реализованы классы для всех необходимых фигур, с применением наследования, для уменьшения дублирования кода(<text:span text:style-name="T31">д</text:span>ля всех многоугольников был создан абстрактный класс, содержащий в себе логику отрисовки). <text:span text:style-name="T31">Для работы со всеми этими фигурами разработан класс Document, содержащий в себе функции для добавления и удаления фигур из документа, абстрактный класс для команд удаления и добавления(для реализации функции отмены команды). Так же этот класс отвечает за сохранение в файл и загрузку из файла. Класс Redactor предоставляет интерфейс для работы с документами. В основной функции описан графический интерфейс, взаимодействующий с классом Redactor.</text:span></text:p>
      <text:p text:style-name="P20"/>
      <text:p text:style-name="P20"/>
      <text:p text:style-name="P20"><text:soft-page-break/></text:p>
      <text:list xml:id="list122044341044200" text:continue-numbering="true" text:style-name="WWNum2">
        <text:list-item>
          <text:p text:style-name="P37">Набор testcases</text:p>
        </text:list-item>
      </text:list>
      <text:p text:style-name="P38">В связи с тем, что используется графический интерфейс, тесты можно произвести, взаимодействуя с ним. Мною было проведено всестороннее тестирования с его использованием, и оно не дало повода усомниться в правильности работы программы.</text:p>
      <text:list xml:id="list122043873110331" text:continue-numbering="true" text:style-name="WWNum2">
        <text:list-item>
          <text:p text:style-name="P31">Листинг программы</text:p>
        </text:list-item>
      </text:list>
      <text:p text:style-name="P13"/>
      <text:p text:style-name="P14">main.cpp</text:p>
      <text:p text:style-name="P17"><text:span text:style-name="T4">#include </text:span><text:span text:style-name="T8">&lt;array&gt;</text:span></text:p>
      <text:p text:style-name="P22"><text:span text:style-name="T4">#include </text:span><text:span text:style-name="T7">&lt;fstream&gt;</text:span></text:p>
      <text:p text:style-name="P22"><text:span text:style-name="T4">#include </text:span><text:span text:style-name="T7">&lt;iostream&gt;</text:span></text:p>
      <text:p text:style-name="P22"><text:span text:style-name="T4">#include </text:span><text:span text:style-name="T7">&lt;memory&gt;</text:span></text:p>
      <text:p text:style-name="P22"><text:span text:style-name="T4">#include </text:span><text:span text:style-name="T7">&lt;vector&gt;</text:span></text:p>
      <text:p text:style-name="P22"><text:span text:style-name="T4">#include </text:span><text:span text:style-name="T7">"FiguresAndFactories/Factory.h"</text:span></text:p>
      <text:p text:style-name="P22"><text:span text:style-name="T4">#include </text:span><text:span text:style-name="T7">"FiguresAndFactories/Circle/CircleFactory.h"</text:span></text:p>
      <text:p text:style-name="P22"><text:span text:style-name="T4">#include </text:span><text:span text:style-name="T7">"FiguresAndFactories/Polygon/Trapeze/TrapezeFactory.h"</text:span></text:p>
      <text:p text:style-name="P22"><text:span text:style-name="T4">#include </text:span><text:span text:style-name="T7">"FiguresAndFactories/Polygon/Rhombus/RhombusFactory.h"</text:span></text:p>
      <text:p text:style-name="P22"><text:span text:style-name="T4">#include </text:span><text:span text:style-name="T7">"FiguresAndFactories/Polygon/RandomPolygon/RandomPolygonFactory.h"</text:span></text:p>
      <text:p text:style-name="P22"><text:span text:style-name="T4">#include </text:span><text:span text:style-name="T7">"FiguresAndFactories/Polygon/Line/LineFactory.h"</text:span></text:p>
      <text:p text:style-name="P22"><text:span text:style-name="T4">#include </text:span><text:span text:style-name="T7">"Redactor.h"</text:span></text:p>
      <text:p text:style-name="P22"><text:span text:style-name="T4">#include </text:span><text:span text:style-name="T7">"sdl.h"</text:span></text:p>
      <text:p text:style-name="P22"><text:span text:style-name="T4">#include </text:span><text:span text:style-name="T7">"imgui.h"</text:span></text:p>
      <text:p text:style-name="P22"><text:span text:style-name="T4">#define </text:span><text:span text:style-name="T28">FILENAME_LENGTH </text:span><text:span text:style-name="T20">128</text:span></text:p>
      <text:p text:style-name="P22"><text:span text:style-name="T12">int </text:span>main() {</text:p>
      <text:p text:style-name="P23"><text:s text:c="4"/><text:span text:style-name="T15">Redactor </text:span><text:span text:style-name="T24">redactor;</text:span></text:p>
      <text:p text:style-name="P23"><text:s text:c="4"/><text:span text:style-name="T15">sdl</text:span><text:span text:style-name="T24">::</text:span><text:span text:style-name="T15">renderer </text:span><text:span text:style-name="T24">renderer(</text:span><text:span text:style-name="T9">"Editor"</text:span><text:span text:style-name="T24">);</text:span></text:p>
      <text:p text:style-name="P23"><text:s text:c="4"/><text:span text:style-name="T13">bool </text:span><text:span text:style-name="T24">quit = </text:span><text:span text:style-name="T13">false</text:span><text:span text:style-name="T24">;</text:span></text:p>
      <text:p text:style-name="P23"><text:s text:c="4"/><text:span text:style-name="T13">bool </text:span><text:span text:style-name="T24">building_polygon = </text:span><text:span text:style-name="T13">false</text:span><text:span text:style-name="T24">;</text:span></text:p>
      <text:p text:style-name="P23"><text:s text:c="4"/><text:span text:style-name="T15">std</text:span><text:span text:style-name="T24">::</text:span><text:span text:style-name="T15">unique_ptr</text:span><text:span text:style-name="T24">&lt;</text:span><text:span text:style-name="T15">Factory</text:span><text:span text:style-name="T24">&gt; active_builder = </text:span><text:span text:style-name="T13">nullptr</text:span><text:span text:style-name="T24">;</text:span></text:p>
      <text:p text:style-name="P23"><text:s text:c="4"/><text:span text:style-name="T13">char </text:span><text:span text:style-name="T24">file_name[</text:span><text:span text:style-name="T29">FILENAME_LENGTH</text:span><text:span text:style-name="T24">] = </text:span><text:span text:style-name="T9">""</text:span><text:span text:style-name="T24">;</text:span></text:p>
      <text:p text:style-name="P23"><text:s text:c="4"/><text:span text:style-name="T15">std</text:span><text:span text:style-name="T24">::</text:span><text:span text:style-name="T19">string </text:span><text:span text:style-name="T24">color_result;</text:span></text:p>
      <text:p text:style-name="P23"><text:s text:c="4"/><text:span text:style-name="T19">int32_t </text:span><text:span text:style-name="T24">remove_id = </text:span><text:span text:style-name="T21">0</text:span><text:span text:style-name="T24">;</text:span></text:p>
      <text:p text:style-name="P23"><text:s text:c="4"/><text:span text:style-name="T13">int </text:span><text:span text:style-name="T24">red = </text:span><text:span text:style-name="T21">255</text:span><text:span text:style-name="T24">, green = </text:span><text:span text:style-name="T21">0</text:span><text:span text:style-name="T24">, blue = </text:span><text:span text:style-name="T21">0</text:span><text:span text:style-name="T24">;</text:span></text:p>
      <text:p text:style-name="P23"><text:s text:c="4"/><text:span text:style-name="T13">bool </text:span><text:span text:style-name="T24">remove_figure = </text:span><text:span text:style-name="T13">false</text:span><text:span text:style-name="T24">;</text:span></text:p>
      <text:p text:style-name="P23"><text:s text:c="4"/><text:span text:style-name="T13">while </text:span><text:span text:style-name="T24">(!quit) {</text:span></text:p>
      <text:p text:style-name="P23"><text:s text:c="8"/><text:span text:style-name="T24">renderer.set_color(</text:span><text:span text:style-name="T21">0</text:span><text:span text:style-name="T24">, </text:span><text:span text:style-name="T21">0</text:span><text:span text:style-name="T24">, </text:span><text:span text:style-name="T21">0</text:span><text:span text:style-name="T24">);</text:span></text:p>
      <text:p text:style-name="P23"><text:s text:c="8"/><text:span text:style-name="T24">renderer.clear();</text:span></text:p>
      <text:p text:style-name="P23"><text:s text:c="8"/><text:span text:style-name="T15">sdl</text:span><text:span text:style-name="T24">::</text:span><text:span text:style-name="T15">event </text:span><text:span text:style-name="T24">event;</text:span></text:p>
      <text:p text:style-name="P23"><text:s text:c="8"/><text:span text:style-name="T13">while </text:span><text:span text:style-name="T24">(</text:span><text:span text:style-name="T15">sdl</text:span><text:span text:style-name="T24">::</text:span><text:span text:style-name="T15">event</text:span><text:span text:style-name="T24">::poll(event)) {</text:span></text:p>
      <text:p text:style-name="P23"><text:s text:c="12"/><text:span text:style-name="T15">sdl</text:span><text:span text:style-name="T24">::</text:span><text:span text:style-name="T15">quit_event </text:span><text:span text:style-name="T24">quit_event;</text:span></text:p>
      <text:p text:style-name="P23"><text:s text:c="12"/><text:span text:style-name="T15">sdl</text:span><text:span text:style-name="T24">::</text:span><text:span text:style-name="T15">mouse_button_event </text:span><text:span text:style-name="T24">mouse_button_event;</text:span></text:p>
      <text:p text:style-name="P23"><text:s text:c="12"/><text:span text:style-name="T13">if </text:span><text:span text:style-name="T24">(event.extract(quit_event)) {</text:span></text:p>
      <text:p text:style-name="P23"><text:s text:c="16"/><text:span text:style-name="T24">quit = </text:span><text:span text:style-name="T13">true</text:span><text:span text:style-name="T24">;</text:span></text:p>
      <text:p text:style-name="P23"><text:s text:c="16"/><text:span text:style-name="T13">break</text:span><text:span text:style-name="T24">;</text:span></text:p>
      <text:p text:style-name="P23"><text:s text:c="12"/><text:span text:style-name="T24">} </text:span><text:span text:style-name="T13">else if </text:span><text:span text:style-name="T24">(event.extract(mouse_button_event)) {</text:span></text:p>
      <text:p text:style-name="P23"><text:s text:c="16"/><text:span text:style-name="T13">if </text:span><text:span text:style-name="T24">(active_builder &amp;&amp; mouse_button_event.button() == </text:span><text:soft-page-break/><text:span text:style-name="T15">sdl</text:span><text:span text:style-name="T24">::</text:span><text:span text:style-name="T15">mouse_button_event</text:span><text:span text:style-name="T24">::</text:span><text:span text:style-name="T23">left </text:span><text:span text:style-name="T24">&amp;&amp;</text:span></text:p>
      <text:p text:style-name="P23"><text:s text:c="20"/><text:span text:style-name="T24">mouse_button_event.type() == </text:span><text:span text:style-name="T15">sdl</text:span><text:span text:style-name="T24">::</text:span><text:span text:style-name="T15">mouse_button_event</text:span><text:span text:style-name="T24">::</text:span><text:span text:style-name="T23">down</text:span><text:span text:style-name="T24">) {</text:span></text:p>
      <text:p text:style-name="P23"><text:s text:c="20"/><text:span text:style-name="T24">active_builder</text:span><text:span text:style-name="T15">-&gt;</text:span><text:span text:style-name="T24">AddPoint(</text:span><text:span text:style-name="T15">Point</text:span><text:span text:style-name="T24">{(</text:span><text:span text:style-name="T13">double</text:span><text:span text:style-name="T24">) mouse_button_event.x(), (</text:span><text:span text:style-name="T13">double</text:span><text:span text:style-name="T24">) mouse_button_event.y()});</text:span></text:p>
      <text:p text:style-name="P23"><text:s text:c="20"/><text:span text:style-name="T13">if </text:span><text:span text:style-name="T24">(</text:span><text:span text:style-name="T13">dynamic_cast</text:span><text:span text:style-name="T24">&lt;</text:span><text:span text:style-name="T15">RandomPolygonFactory</text:span><text:span text:style-name="T24">*&gt;(active_builder.get()) == </text:span><text:span text:style-name="T13">nullptr</text:span></text:p>
      <text:p text:style-name="P23"><text:span text:style-name="T11"><text:s text:c="24"/></text:span><text:span text:style-name="T24">&amp;&amp; <text:s/></text:span><text:span text:style-name="T13">dynamic_cast</text:span><text:span text:style-name="T24">&lt;</text:span><text:span text:style-name="T15">LineFactory</text:span><text:span text:style-name="T24">*&gt;(active_builder.get()) == </text:span><text:span text:style-name="T13">nullptr</text:span><text:span text:style-name="T24">) {</text:span></text:p>
      <text:p text:style-name="P23"><text:s text:c="24"/><text:span text:style-name="T15">std</text:span><text:span text:style-name="T24">::</text:span><text:span text:style-name="T15">shared_ptr</text:span><text:span text:style-name="T24">&lt;</text:span><text:span text:style-name="T15">Figure</text:span><text:span text:style-name="T24">&gt; new_figure = active_builder</text:span><text:span text:style-name="T15">-&gt;</text:span><text:span text:style-name="T24">TryCreateObject();</text:span></text:p>
      <text:p text:style-name="P23"><text:s text:c="24"/><text:span text:style-name="T13">if </text:span><text:span text:style-name="T24">(new_figure) {</text:span></text:p>
      <text:p text:style-name="P23"><text:s text:c="28"/><text:span text:style-name="T24">redactor.InsertFigure(new_figure);</text:span></text:p>
      <text:p text:style-name="P23"><text:s text:c="28"/><text:span text:style-name="T24">active_builder </text:span><text:span text:style-name="T15">= </text:span><text:span text:style-name="T13">nullptr</text:span><text:span text:style-name="T24">;</text:span></text:p>
      <text:p text:style-name="P23"><text:s text:c="24"/><text:span text:style-name="T24">}</text:span></text:p>
      <text:p text:style-name="P23"><text:s text:c="20"/><text:span text:style-name="T24">}</text:span></text:p>
      <text:p text:style-name="P23"><text:s text:c="16"/><text:span text:style-name="T24">}</text:span></text:p>
      <text:p text:style-name="P23"><text:s text:c="16"/><text:span text:style-name="T13">if </text:span><text:span text:style-name="T24">(mouse_button_event.button() == </text:span><text:span text:style-name="T15">sdl</text:span><text:span text:style-name="T24">::</text:span><text:span text:style-name="T15">mouse_button_event</text:span><text:span text:style-name="T24">::</text:span><text:span text:style-name="T23">right </text:span><text:span text:style-name="T24">&amp;&amp; mouse_button_event.type() == </text:span><text:span text:style-name="T15">sdl</text:span><text:span text:style-name="T24">::</text:span><text:span text:style-name="T15">mouse_button_event</text:span><text:span text:style-name="T24">::</text:span><text:span text:style-name="T23">down</text:span><text:span text:style-name="T24">) {</text:span></text:p>
      <text:p text:style-name="P23"><text:s text:c="20"/><text:span text:style-name="T13">if </text:span><text:span text:style-name="T24">(active_builder &amp;&amp; (</text:span><text:span text:style-name="T13">dynamic_cast</text:span><text:span text:style-name="T24">&lt;</text:span><text:span text:style-name="T15">RandomPolygonFactory</text:span><text:span text:style-name="T24">*&gt;(active_builder.get()) != </text:span><text:span text:style-name="T13">nullptr</text:span></text:p>
      <text:p text:style-name="P23"><text:span text:style-name="T11"><text:s text:c="24"/></text:span><text:span text:style-name="T24">|| </text:span><text:span text:style-name="T13">dynamic_cast</text:span><text:span text:style-name="T24">&lt;</text:span><text:span text:style-name="T15">LineFactory</text:span><text:span text:style-name="T24">*&gt;(active_builder.get()) != </text:span><text:span text:style-name="T13">nullptr</text:span><text:span text:style-name="T24">)) {</text:span></text:p>
      <text:p text:style-name="P23"><text:s text:c="24"/><text:span text:style-name="T15">std</text:span><text:span text:style-name="T24">::</text:span><text:span text:style-name="T15">shared_ptr</text:span><text:span text:style-name="T24">&lt;</text:span><text:span text:style-name="T15">Figure</text:span><text:span text:style-name="T24">&gt; new_figure = active_builder</text:span><text:span text:style-name="T15">-&gt;</text:span><text:span text:style-name="T24">TryCreateObject();</text:span></text:p>
      <text:p text:style-name="P23"><text:s text:c="24"/><text:span text:style-name="T13">if </text:span><text:span text:style-name="T24">(new_figure) {</text:span></text:p>
      <text:p text:style-name="P23"><text:s text:c="28"/><text:span text:style-name="T24">redactor.InsertFigure(new_figure);</text:span></text:p>
      <text:p text:style-name="P23"><text:s text:c="28"/><text:span text:style-name="T24">active_builder </text:span><text:span text:style-name="T15">= </text:span><text:span text:style-name="T13">nullptr</text:span><text:span text:style-name="T24">;</text:span></text:p>
      <text:p text:style-name="P23"><text:s text:c="24"/><text:span text:style-name="T24">}</text:span></text:p>
      <text:p text:style-name="P23"><text:s text:c="20"/><text:span text:style-name="T24">} </text:span><text:span text:style-name="T13">else if </text:span><text:span text:style-name="T24">(!active_builder) {</text:span></text:p>
      <text:p text:style-name="P23"><text:s text:c="24"/><text:span text:style-name="T24">redactor.RemoveFigureOnPoint(</text:span><text:span text:style-name="T15">Point</text:span><text:span text:style-name="T24">{(</text:span><text:span text:style-name="T13">double</text:span><text:span text:style-name="T24">)mouse_button_event.x(), (</text:span><text:span text:style-name="T13">double</text:span><text:span text:style-name="T24">) mouse_button_event.y()});</text:span></text:p>
      <text:p text:style-name="P23"><text:s text:c="20"/><text:span text:style-name="T24">}</text:span></text:p>
      <text:p text:style-name="P23"><text:s text:c="16"/><text:span text:style-name="T24">}</text:span></text:p>
      <text:p text:style-name="P23"><text:s text:c="12"/><text:span text:style-name="T24">}</text:span></text:p>
      <text:p text:style-name="P23"><text:s text:c="8"/><text:span text:style-name="T24">}</text:span></text:p>
      <text:p text:style-name="P23"><text:s text:c="8"/><text:span text:style-name="T24">redactor.Render(renderer);</text:span></text:p>
      <text:p text:style-name="P23"><text:s text:c="8"/><text:span text:style-name="T15">ImGui</text:span><text:span text:style-name="T24">::Begin(</text:span><text:span text:style-name="T9">"Menu"</text:span><text:span text:style-name="T24">);</text:span></text:p>
      <text:p text:style-name="P23"><text:s text:c="8"/><text:span text:style-name="T15">ImGui</text:span><text:span text:style-name="T24">::InputText(</text:span><text:span text:style-name="T9">"File name"</text:span><text:span text:style-name="T24">, file_name, </text:span><text:span text:style-name="T29">FILENAME_LENGTH </text:span><text:span text:style-name="T24">- </text:span><text:span text:style-name="T21">1</text:span><text:span text:style-name="T24">);</text:span></text:p>
      <text:p text:style-name="P23"><text:s text:c="8"/><text:span text:style-name="T13">if </text:span><text:span text:style-name="T24">(</text:span><text:span text:style-name="T15">ImGui</text:span><text:span text:style-name="T24">::Button(</text:span><text:span text:style-name="T9">"Create file"</text:span><text:span text:style-name="T24">)) {</text:span></text:p>
      <text:p text:style-name="P23"><text:s text:c="12"/><text:span text:style-name="T15">std</text:span><text:span text:style-name="T24">::</text:span><text:span text:style-name="T19">string </text:span><text:span text:style-name="T24">file_name_str(file_name);</text:span></text:p>
      <text:p text:style-name="P23"><text:s text:c="12"/><text:span text:style-name="T13">if </text:span><text:span text:style-name="T24">(!file_name_str.empty()) {</text:span></text:p>
      <text:p text:style-name="P23"><text:s text:c="16"/><text:span text:style-name="T24">redactor.CreateDocument(file_name_str);</text:span></text:p>
      <text:p text:style-name="P23"><text:s text:c="12"/><text:span text:style-name="T24">}</text:span></text:p>
      <text:p text:style-name="P23"><text:s text:c="8"/><text:span text:style-name="T24">}</text:span></text:p>
      <text:p text:style-name="P23"><text:s text:c="8"/><text:span text:style-name="T13">if </text:span><text:span text:style-name="T24">(</text:span><text:span text:style-name="T15">ImGui</text:span><text:span text:style-name="T24">::Button(</text:span><text:span text:style-name="T9">"Save file"</text:span><text:span text:style-name="T24">)) {</text:span></text:p>
      <text:p text:style-name="P23"><text:s text:c="12"/><text:span text:style-name="T13">if </text:span><text:span text:style-name="T24">(redactor.HasDocument()) {</text:span></text:p>
      <text:p text:style-name="P23"><text:s text:c="16"/><text:span text:style-name="T24">redactor.SaveDocument();</text:span></text:p>
      <text:p text:style-name="P23"><text:s text:c="12"/><text:span text:style-name="T24">}</text:span></text:p>
      <text:p text:style-name="P23"><text:s text:c="8"/><text:span text:style-name="T24">}</text:span></text:p>
      <text:p text:style-name="P23"><text:soft-page-break/><text:s text:c="8"/><text:span text:style-name="T13">if </text:span><text:span text:style-name="T24">(</text:span><text:span text:style-name="T15">ImGui</text:span><text:span text:style-name="T24">::Button(</text:span><text:span text:style-name="T9">"Load file"</text:span><text:span text:style-name="T24">)) {</text:span></text:p>
      <text:p text:style-name="P23"><text:s text:c="12"/><text:span text:style-name="T15">std</text:span><text:span text:style-name="T24">::</text:span><text:span text:style-name="T19">string </text:span><text:span text:style-name="T24">filename(file_name);</text:span></text:p>
      <text:p text:style-name="P23"><text:s text:c="12"/><text:span text:style-name="T13">if </text:span><text:span text:style-name="T24">(!filename.empty()) {</text:span></text:p>
      <text:p text:style-name="P23"><text:s text:c="16"/><text:span text:style-name="T24">redactor.LoadDocument(filename);</text:span></text:p>
      <text:p text:style-name="P23"><text:s text:c="12"/><text:span text:style-name="T24">}</text:span></text:p>
      <text:p text:style-name="P23"><text:s text:c="8"/><text:span text:style-name="T24">}</text:span></text:p>
      <text:p text:style-name="P23"><text:s text:c="8"/><text:span text:style-name="T13">if </text:span><text:span text:style-name="T24">(</text:span><text:span text:style-name="T15">ImGui</text:span><text:span text:style-name="T24">::Button(</text:span><text:span text:style-name="T9">"Trapeze"</text:span><text:span text:style-name="T24">)) {</text:span></text:p>
      <text:p text:style-name="P23"><text:s text:c="12"/><text:span text:style-name="T24">active_builder </text:span><text:span text:style-name="T15">= std</text:span><text:span text:style-name="T24">::make_unique&lt;</text:span><text:span text:style-name="T15">TrapezeFactory</text:span><text:span text:style-name="T24">&gt;();</text:span></text:p>
      <text:p text:style-name="P23"><text:s text:c="8"/><text:span text:style-name="T24">}</text:span></text:p>
      <text:p text:style-name="P23"><text:s text:c="8"/><text:span text:style-name="T15">ImGui</text:span><text:span text:style-name="T24">::SameLine();</text:span></text:p>
      <text:p text:style-name="P23"><text:s text:c="8"/><text:span text:style-name="T13">if </text:span><text:span text:style-name="T24">(</text:span><text:span text:style-name="T15">ImGui</text:span><text:span text:style-name="T24">::Button(</text:span><text:span text:style-name="T9">"Circle"</text:span><text:span text:style-name="T24">)) {</text:span></text:p>
      <text:p text:style-name="P23"><text:s text:c="12"/><text:span text:style-name="T24">active_builder </text:span><text:span text:style-name="T15">= std</text:span><text:span text:style-name="T24">::make_unique&lt;</text:span><text:span text:style-name="T15">CircleFactory</text:span><text:span text:style-name="T24">&gt;();</text:span></text:p>
      <text:p text:style-name="P23"><text:s text:c="8"/><text:span text:style-name="T24">}</text:span></text:p>
      <text:p text:style-name="P23"><text:s text:c="8"/><text:span text:style-name="T13">if </text:span><text:span text:style-name="T24">(</text:span><text:span text:style-name="T15">ImGui</text:span><text:span text:style-name="T24">::Button(</text:span><text:span text:style-name="T9">"Random Polygon"</text:span><text:span text:style-name="T24">)) {</text:span></text:p>
      <text:p text:style-name="P23"><text:s text:c="12"/><text:span text:style-name="T24">active_builder </text:span><text:span text:style-name="T15">= std</text:span><text:span text:style-name="T24">::make_unique&lt;</text:span><text:span text:style-name="T15">RandomPolygonFactory</text:span><text:span text:style-name="T24">&gt;();</text:span></text:p>
      <text:p text:style-name="P23"><text:s text:c="8"/><text:span text:style-name="T24">}</text:span></text:p>
      <text:p text:style-name="P23"><text:s text:c="8"/><text:span text:style-name="T15">ImGui</text:span><text:span text:style-name="T24">::SameLine();</text:span></text:p>
      <text:p text:style-name="P23"><text:s text:c="8"/><text:span text:style-name="T13">if </text:span><text:span text:style-name="T24">(</text:span><text:span text:style-name="T15">ImGui</text:span><text:span text:style-name="T24">::Button(</text:span><text:span text:style-name="T9">"Rhombus"</text:span><text:span text:style-name="T24">)) {</text:span></text:p>
      <text:p text:style-name="P23"><text:s text:c="12"/><text:span text:style-name="T24">active_builder </text:span><text:span text:style-name="T15">= std</text:span><text:span text:style-name="T24">::make_unique&lt;</text:span><text:span text:style-name="T15">RhombusFactory</text:span><text:span text:style-name="T24">&gt;();</text:span></text:p>
      <text:p text:style-name="P23"><text:s text:c="8"/><text:span text:style-name="T24">}</text:span></text:p>
      <text:p text:style-name="P23"><text:s text:c="8"/><text:span text:style-name="T13">if </text:span><text:span text:style-name="T24">(</text:span><text:span text:style-name="T15">ImGui</text:span><text:span text:style-name="T24">::Button(</text:span><text:span text:style-name="T9">"Line"</text:span><text:span text:style-name="T24">)) {</text:span></text:p>
      <text:p text:style-name="P23"><text:s text:c="12"/><text:span text:style-name="T24">active_builder </text:span><text:span text:style-name="T15">= std</text:span><text:span text:style-name="T24">::make_unique&lt;</text:span><text:span text:style-name="T15">LineFactory</text:span><text:span text:style-name="T24">&gt;();</text:span></text:p>
      <text:p text:style-name="P23"><text:s text:c="8"/><text:span text:style-name="T24">}</text:span></text:p>
      <text:p text:style-name="P23"><text:s text:c="8"/><text:span text:style-name="T15">ImGui</text:span><text:span text:style-name="T24">::InputInt(</text:span><text:span text:style-name="T9">"Remove id"</text:span><text:span text:style-name="T24">, &amp;remove_id);</text:span></text:p>
      <text:p text:style-name="P23"><text:s text:c="8"/><text:span text:style-name="T13">if </text:span><text:span text:style-name="T24">(</text:span><text:span text:style-name="T15">ImGui</text:span><text:span text:style-name="T24">::Button(</text:span><text:span text:style-name="T9">"Remove"</text:span><text:span text:style-name="T24">)) {</text:span></text:p>
      <text:p text:style-name="P23"><text:s text:c="12"/><text:span text:style-name="T24">redactor.RemoveFigureOnIndex(remove_id);</text:span></text:p>
      <text:p text:style-name="P23"><text:s text:c="8"/><text:span text:style-name="T24">}</text:span></text:p>
      <text:p text:style-name="P23"><text:s text:c="8"/><text:span text:style-name="T15">ImGui</text:span><text:span text:style-name="T24">::LabelText(</text:span><text:span text:style-name="T9">""</text:span><text:span text:style-name="T24">,</text:span><text:span text:style-name="T9">"Enter color %s"</text:span><text:span text:style-name="T24">, color_result.c_str());</text:span></text:p>
      <text:p text:style-name="P23"><text:s text:c="8"/><text:span text:style-name="T15">ImGui</text:span><text:span text:style-name="T24">::InputInt(</text:span><text:span text:style-name="T9">"Red"</text:span><text:span text:style-name="T24">, &amp;red);</text:span></text:p>
      <text:p text:style-name="P23"><text:s text:c="8"/><text:span text:style-name="T15">ImGui</text:span><text:span text:style-name="T24">::InputInt(</text:span><text:span text:style-name="T9">"Green"</text:span><text:span text:style-name="T24">, &amp;green);</text:span></text:p>
      <text:p text:style-name="P23"><text:s text:c="8"/><text:span text:style-name="T15">ImGui</text:span><text:span text:style-name="T24">::InputInt(</text:span><text:span text:style-name="T9">"Blue"</text:span><text:span text:style-name="T24">, &amp;blue);</text:span></text:p>
      <text:p text:style-name="P23"><text:s text:c="8"/><text:span text:style-name="T13">if </text:span><text:span text:style-name="T24">(</text:span><text:span text:style-name="T15">ImGui</text:span><text:span text:style-name="T24">::Button(</text:span><text:span text:style-name="T9">"Set color"</text:span><text:span text:style-name="T24">)) {</text:span></text:p>
      <text:p text:style-name="P23"><text:s text:c="12"/><text:span text:style-name="T13">if </text:span><text:span text:style-name="T24">(red &lt; </text:span><text:span text:style-name="T21">0 </text:span><text:span text:style-name="T24">|| red &gt; </text:span><text:span text:style-name="T21">255 </text:span><text:span text:style-name="T24">|| green &lt; </text:span><text:span text:style-name="T21">0 </text:span><text:span text:style-name="T24">|| green &gt; </text:span><text:span text:style-name="T21">255 </text:span><text:span text:style-name="T24">|| blue &lt; </text:span><text:span text:style-name="T21">0 </text:span><text:span text:style-name="T24">|| blue &gt; </text:span><text:span text:style-name="T21">255</text:span><text:span text:style-name="T24">) {</text:span></text:p>
      <text:p text:style-name="P23"><text:s text:c="16"/><text:span text:style-name="T24">color_result </text:span><text:span text:style-name="T15">= </text:span><text:span text:style-name="T9">"Error, invalid color"</text:span><text:span text:style-name="T24">;</text:span></text:p>
      <text:p text:style-name="P23"><text:s text:c="16"/><text:span text:style-name="T24">red = </text:span><text:span text:style-name="T21">255</text:span><text:span text:style-name="T24">;</text:span></text:p>
      <text:p text:style-name="P23"><text:s text:c="16"/><text:span text:style-name="T24">green = </text:span><text:span text:style-name="T21">0</text:span><text:span text:style-name="T24">;</text:span></text:p>
      <text:p text:style-name="P23"><text:s text:c="16"/><text:span text:style-name="T24">blue = </text:span><text:span text:style-name="T21">0</text:span><text:span text:style-name="T24">;</text:span></text:p>
      <text:p text:style-name="P23"><text:s text:c="12"/><text:span text:style-name="T24">} </text:span><text:span text:style-name="T13">else </text:span><text:span text:style-name="T24">{</text:span></text:p>
      <text:p text:style-name="P23"><text:s text:c="16"/><text:span text:style-name="T24">redactor.SetColor(red,green,blue);</text:span></text:p>
      <text:p text:style-name="P23"><text:s text:c="16"/><text:span text:style-name="T24">color_result </text:span><text:span text:style-name="T15">= </text:span><text:span text:style-name="T9">""</text:span><text:span text:style-name="T24">;</text:span></text:p>
      <text:p text:style-name="P23"><text:s text:c="12"/><text:span text:style-name="T24">}</text:span></text:p>
      <text:p text:style-name="P23"><text:s text:c="8"/><text:span text:style-name="T24">}</text:span></text:p>
      <text:p text:style-name="P23"><text:s text:c="8"/><text:span text:style-name="T13">if </text:span><text:span text:style-name="T24">(</text:span><text:span text:style-name="T15">ImGui</text:span><text:span text:style-name="T24">::Button(</text:span><text:span text:style-name="T9">"Undo"</text:span><text:span text:style-name="T24">)) {</text:span></text:p>
      <text:p text:style-name="P23"><text:s text:c="12"/><text:span text:style-name="T24">redactor.Undo();</text:span></text:p>
      <text:p text:style-name="P23"><text:s text:c="8"/><text:span text:style-name="T24">}</text:span></text:p>
      <text:p text:style-name="P23"><text:s text:c="8"/><text:span text:style-name="T15">ImGui</text:span><text:span text:style-name="T24">::End();</text:span></text:p>
      <text:p text:style-name="P23"><text:s text:c="8"/><text:span text:style-name="T24">renderer.present();</text:span></text:p>
      <text:p text:style-name="P23"><text:s text:c="4"/><text:span text:style-name="T24">}</text:span></text:p>
      <text:p text:style-name="P25">}</text:p>
      <text:p text:style-name="P14"><text:soft-page-break/>Document.h</text:p>
      <text:p text:style-name="P19"><text:span text:style-name="T5">#pragma </text:span><text:span text:style-name="T10">once</text:span></text:p>
      <text:p text:style-name="P22"><text:span text:style-name="T4">#include </text:span><text:span text:style-name="T7">&lt;string&gt;</text:span></text:p>
      <text:p text:style-name="P22"><text:span text:style-name="T4">#include </text:span><text:span text:style-name="T7">&lt;vector&gt;</text:span></text:p>
      <text:p text:style-name="P22"><text:span text:style-name="T4">#include </text:span><text:span text:style-name="T7">&lt;fstream&gt;</text:span></text:p>
      <text:p text:style-name="P22"><text:span text:style-name="T4">#include </text:span><text:span text:style-name="T7">&lt;memory&gt;</text:span></text:p>
      <text:p text:style-name="P22"><text:span text:style-name="T4">#include </text:span><text:span text:style-name="T7">"FiguresAndFactories/Figure.h"</text:span></text:p>
      <text:p text:style-name="P22"><text:span text:style-name="T4">#include </text:span><text:span text:style-name="T7">"FiguresAndFactories/Circle/Circle.h"</text:span></text:p>
      <text:p text:style-name="P22"><text:span text:style-name="T4">#include </text:span><text:span text:style-name="T7">"FiguresAndFactories/Polygon/Trapeze/Trapeze.h"</text:span></text:p>
      <text:p text:style-name="P22"><text:span text:style-name="T4">#include </text:span><text:span text:style-name="T7">"FiguresAndFactories/Polygon/RandomPolygon/RandomPolygon.h"</text:span></text:p>
      <text:p text:style-name="P22"><text:span text:style-name="T4">#include </text:span><text:span text:style-name="T7">"FiguresAndFactories/Polygon/Rhombus/Rhombus.h"</text:span></text:p>
      <text:p text:style-name="P22"><text:span text:style-name="T12">class </text:span><text:span text:style-name="T14">Document</text:span>;</text:p>
      <text:p text:style-name="P22"><text:span text:style-name="T12">class </text:span><text:span text:style-name="T14">Command</text:span>;</text:p>
      <text:p text:style-name="P22"><text:span text:style-name="T12">class </text:span><text:span text:style-name="T14">Command </text:span>{</text:p>
      <text:p text:style-name="P23"><text:s text:c="4"/><text:span text:style-name="T13">friend </text:span><text:span text:style-name="T15">Document</text:span><text:span text:style-name="T24">;</text:span></text:p>
      <text:p text:style-name="P22"><text:span text:style-name="T12">public</text:span>:</text:p>
      <text:p text:style-name="P23"><text:s text:c="4"/><text:span text:style-name="T24">Command(</text:span><text:span text:style-name="T15">Document</text:span><text:span text:style-name="T24">&amp; doc);</text:span></text:p>
      <text:p text:style-name="P23"><text:s text:c="4"/><text:span text:style-name="T13">virtual </text:span><text:span text:style-name="T24">~Command() = </text:span><text:span text:style-name="T13">default</text:span><text:span text:style-name="T24">;</text:span></text:p>
      <text:p text:style-name="P23"><text:s text:c="4"/><text:span text:style-name="T13">virtual void </text:span><text:span text:style-name="T24">Undo() = </text:span><text:span text:style-name="T21">0</text:span><text:span text:style-name="T24">;</text:span></text:p>
      <text:p text:style-name="P22"><text:span text:style-name="T12">protected</text:span>:</text:p>
      <text:p text:style-name="P23"><text:s text:c="4"/><text:span text:style-name="T15">Document</text:span><text:span text:style-name="T24">&amp; </text:span><text:span text:style-name="T23">associated_document_</text:span><text:span text:style-name="T24">;</text:span></text:p>
      <text:p text:style-name="P22">};</text:p>
      <text:p text:style-name="P22"><text:span text:style-name="T12">class </text:span><text:span text:style-name="T14">AddCommand </text:span>: <text:span text:style-name="T12">public </text:span><text:span text:style-name="T14">Command </text:span>{</text:p>
      <text:p text:style-name="P22"><text:span text:style-name="T12">public</text:span>:</text:p>
      <text:p text:style-name="P23"><text:s text:c="4"/><text:span text:style-name="T24">AddCommand(</text:span><text:span text:style-name="T15">Document</text:span><text:span text:style-name="T24">&amp; doc);</text:span></text:p>
      <text:p text:style-name="P23"><text:s text:c="4"/><text:span text:style-name="T13">void </text:span><text:span text:style-name="T24">Undo() override;</text:span></text:p>
      <text:p text:style-name="P22">};</text:p>
      <text:p text:style-name="P22"><text:span text:style-name="T12">class </text:span><text:span text:style-name="T14">DeleteCommand </text:span>: <text:span text:style-name="T12">public </text:span><text:span text:style-name="T14">Command </text:span>{</text:p>
      <text:p text:style-name="P22"><text:span text:style-name="T12">public</text:span>:</text:p>
      <text:p text:style-name="P23"><text:s text:c="4"/><text:span text:style-name="T24">DeleteCommand(</text:span><text:span text:style-name="T15">Document</text:span><text:span text:style-name="T24">&amp; doc, </text:span><text:span text:style-name="T15">std</text:span><text:span text:style-name="T24">::</text:span><text:span text:style-name="T15">shared_ptr</text:span><text:span text:style-name="T24">&lt;</text:span><text:span text:style-name="T15">Figure</text:span><text:span text:style-name="T24">&gt; fig, </text:span><text:span text:style-name="T19">size_t </text:span><text:span text:style-name="T24">index);</text:span></text:p>
      <text:p text:style-name="P23"><text:s text:c="4"/><text:span text:style-name="T13">void </text:span><text:span text:style-name="T24">Undo() override;</text:span></text:p>
      <text:p text:style-name="P22"><text:span text:style-name="T12">private</text:span>:</text:p>
      <text:p text:style-name="P23"><text:s text:c="4"/><text:span text:style-name="T19">size_t </text:span><text:span text:style-name="T23">index_</text:span><text:span text:style-name="T24">;</text:span></text:p>
      <text:p text:style-name="P23"><text:s text:c="4"/><text:span text:style-name="T15">std</text:span><text:span text:style-name="T24">::</text:span><text:span text:style-name="T15">shared_ptr</text:span><text:span text:style-name="T24">&lt;</text:span><text:span text:style-name="T15">Figure</text:span><text:span text:style-name="T24">&gt; </text:span><text:span text:style-name="T23">contained_figure_</text:span><text:span text:style-name="T24">;</text:span></text:p>
      <text:p text:style-name="P22">};</text:p>
      <text:p text:style-name="P22"><text:span text:style-name="T12">class </text:span><text:span text:style-name="T14">Document </text:span>{</text:p>
      <text:p text:style-name="P23"><text:s text:c="4"/><text:span text:style-name="T13">friend </text:span><text:span text:style-name="T15">Command</text:span><text:span text:style-name="T24">;</text:span></text:p>
      <text:p text:style-name="P23"><text:s text:c="4"/><text:span text:style-name="T13">friend </text:span><text:span text:style-name="T15">AddCommand</text:span><text:span text:style-name="T24">;</text:span></text:p>
      <text:p text:style-name="P23"><text:s text:c="4"/><text:span text:style-name="T13">friend </text:span><text:span text:style-name="T15">DeleteCommand</text:span><text:span text:style-name="T24">;</text:span></text:p>
      <text:p text:style-name="P22"><text:span text:style-name="T12">public</text:span>:</text:p>
      <text:p text:style-name="P23"><text:s text:c="4"/><text:span text:style-name="T24">Document(</text:span><text:span text:style-name="T13">const </text:span><text:span text:style-name="T15">std</text:span><text:span text:style-name="T24">::</text:span><text:span text:style-name="T19">string</text:span><text:span text:style-name="T24">&amp; str);</text:span></text:p>
      <text:p text:style-name="P23"><text:s text:c="4"/><text:span text:style-name="T13">void </text:span><text:span text:style-name="T24">SaveToFile() </text:span><text:span text:style-name="T13">const</text:span><text:span text:style-name="T24">;</text:span></text:p>
      <text:p text:style-name="P23"><text:s text:c="4"/><text:span text:style-name="T13">void </text:span><text:span text:style-name="T24">LoadFromFile();</text:span></text:p>
      <text:p text:style-name="P23"><text:s text:c="4"/><text:span text:style-name="T13">void </text:span><text:span text:style-name="T24">Render(</text:span><text:span text:style-name="T13">const </text:span><text:span text:style-name="T15">sdl</text:span><text:span text:style-name="T24">::</text:span><text:span text:style-name="T15">renderer</text:span><text:span text:style-name="T24">&amp; r);</text:span></text:p>
      <text:p text:style-name="P23"><text:s text:c="4"/><text:span text:style-name="T13">void </text:span><text:span text:style-name="T24">AddFigure(</text:span><text:span text:style-name="T15">std</text:span><text:span text:style-name="T24">::</text:span><text:span text:style-name="T15">shared_ptr</text:span><text:span text:style-name="T24">&lt;</text:span><text:span text:style-name="T15">Figure</text:span><text:span text:style-name="T24">&gt;);</text:span></text:p>
      <text:p text:style-name="P23"><text:s text:c="4"/><text:span text:style-name="T13">void </text:span><text:span text:style-name="T24">DeleteFigure(</text:span><text:span text:style-name="T19">size_t </text:span><text:span text:style-name="T24">index);</text:span></text:p>
      <text:p text:style-name="P23"><text:s text:c="4"/><text:span text:style-name="T13">void </text:span><text:span text:style-name="T24">DeleteFigure(</text:span><text:span text:style-name="T15">Point </text:span><text:span text:style-name="T24">p);</text:span></text:p>
      <text:p text:style-name="P23"><text:s text:c="4"/><text:span text:style-name="T13">void </text:span><text:span text:style-name="T24">SetColor(</text:span><text:span text:style-name="T13">int </text:span><text:span text:style-name="T24">r, </text:span><text:span text:style-name="T13">int </text:span><text:span text:style-name="T24">g, </text:span><text:span text:style-name="T13">int </text:span><text:span text:style-name="T24">b);</text:span></text:p>
      <text:p text:style-name="P23"><text:s text:c="4"/><text:span text:style-name="T13">void </text:span><text:span text:style-name="T24">Undo();</text:span></text:p>
      <text:p text:style-name="P22"><text:span text:style-name="T12">private</text:span>:</text:p>
      <text:p text:style-name="P23"><text:s text:c="4"/><text:span text:style-name="T15">std</text:span><text:span text:style-name="T24">::</text:span><text:span text:style-name="T19">string </text:span><text:span text:style-name="T23">document_name_</text:span><text:span text:style-name="T24">;</text:span></text:p>
      <text:p text:style-name="P23"><text:soft-page-break/><text:s text:c="4"/><text:span text:style-name="T15">std</text:span><text:span text:style-name="T24">::</text:span><text:span text:style-name="T15">vector</text:span><text:span text:style-name="T24">&lt;</text:span><text:span text:style-name="T15">std</text:span><text:span text:style-name="T24">::</text:span><text:span text:style-name="T15">shared_ptr</text:span><text:span text:style-name="T24">&lt;</text:span><text:span text:style-name="T15">Figure</text:span><text:span text:style-name="T24">&gt;&gt; </text:span><text:span text:style-name="T23">figures_</text:span><text:span text:style-name="T24">;</text:span></text:p>
      <text:p text:style-name="P23"><text:s text:c="4"/><text:span text:style-name="T15">std</text:span><text:span text:style-name="T24">::</text:span><text:span text:style-name="T15">vector</text:span><text:span text:style-name="T24">&lt;</text:span><text:span text:style-name="T15">std</text:span><text:span text:style-name="T24">::</text:span><text:span text:style-name="T15">shared_ptr</text:span><text:span text:style-name="T24">&lt;</text:span><text:span text:style-name="T15">Command</text:span><text:span text:style-name="T24">&gt;&gt; </text:span><text:span text:style-name="T23">commands_</text:span><text:span text:style-name="T24">;</text:span></text:p>
      <text:p text:style-name="P23"><text:s text:c="4"/><text:span text:style-name="T13">int </text:span><text:span text:style-name="T23">rcolor </text:span><text:span text:style-name="T24">= </text:span><text:span text:style-name="T21">255</text:span><text:span text:style-name="T24">, </text:span><text:span text:style-name="T23">gcolor </text:span><text:span text:style-name="T24">= </text:span><text:span text:style-name="T21">0</text:span><text:span text:style-name="T24">, </text:span><text:span text:style-name="T23">bcolor </text:span><text:span text:style-name="T24">= </text:span><text:span text:style-name="T21">0</text:span><text:span text:style-name="T24">;</text:span></text:p>
      <text:p text:style-name="P25">};</text:p>
      <text:p text:style-name="P14">Document.cpp</text:p>
      <text:p text:style-name="P18"><text:span text:style-name="T6">#include </text:span><text:span text:style-name="T8">"Document.h"</text:span></text:p>
      <text:p text:style-name="P22"><text:span text:style-name="T14">Command</text:span>::Command(<text:span text:style-name="T14">Document</text:span>&amp; doc)</text:p>
      <text:p text:style-name="P22">: <text:span text:style-name="T22">associated_document_</text:span>(doc) {}</text:p>
      <text:p text:style-name="P22"><text:span text:style-name="T14">Document</text:span>::<text:span text:style-name="T22">Document</text:span>(<text:span text:style-name="T12">const </text:span><text:span text:style-name="T14">std</text:span>::<text:span text:style-name="T18">string </text:span>&amp;str)</text:p>
      <text:p text:style-name="P22">: <text:span text:style-name="T22">document_name_</text:span>(str){}</text:p>
      <text:p text:style-name="P22"><text:span text:style-name="T14">AddCommand</text:span>::AddCommand(<text:span text:style-name="T14">Document</text:span>&amp; doc)</text:p>
      <text:p text:style-name="P22">: <text:span text:style-name="T14">Command</text:span>(doc) {}</text:p>
      <text:p text:style-name="P22"><text:span text:style-name="T12">void </text:span><text:span text:style-name="T14">AddCommand</text:span>::Undo() {</text:p>
      <text:p text:style-name="P23"><text:s text:c="4"/><text:span text:style-name="T23">associated_document_</text:span><text:span text:style-name="T24">.</text:span><text:span text:style-name="T23">figures_</text:span><text:span text:style-name="T24">.pop_back();</text:span></text:p>
      <text:p text:style-name="P22">}</text:p>
      <text:p text:style-name="P22"><text:span text:style-name="T14">DeleteCommand</text:span>::DeleteCommand(<text:span text:style-name="T14">Document</text:span>&amp; doc, <text:span text:style-name="T14">std</text:span>::<text:span text:style-name="T14">shared_ptr</text:span>&lt;<text:span text:style-name="T14">Figure</text:span>&gt; fig, <text:span text:style-name="T18">size_t </text:span>index)</text:p>
      <text:p text:style-name="P22">: <text:span text:style-name="T14">Command</text:span>(doc), <text:span text:style-name="T22">contained_figure_</text:span>(move(fig)), <text:span text:style-name="T22">index_</text:span>(index) {}</text:p>
      <text:p text:style-name="P22"><text:span text:style-name="T12">void </text:span><text:span text:style-name="T14">DeleteCommand</text:span>::Undo() {</text:p>
      <text:p text:style-name="P23"><text:s text:c="4"/><text:span text:style-name="T13">auto </text:span><text:span text:style-name="T24">it = </text:span><text:span text:style-name="T23">associated_document_</text:span><text:span text:style-name="T24">.</text:span><text:span text:style-name="T23">figures_</text:span><text:span text:style-name="T24">.begin();</text:span></text:p>
      <text:p text:style-name="P23"><text:s text:c="4"/><text:span text:style-name="T23">associated_document_</text:span><text:span text:style-name="T24">.</text:span><text:span text:style-name="T23">figures_</text:span><text:span text:style-name="T24">.insert(it </text:span><text:span text:style-name="T15">+ </text:span><text:span text:style-name="T23">index_</text:span><text:span text:style-name="T24">, </text:span><text:span text:style-name="T23">contained_figure_</text:span><text:span text:style-name="T24">);</text:span></text:p>
      <text:p text:style-name="P22">}</text:p>
      <text:p text:style-name="P22"><text:span text:style-name="T12">void </text:span><text:span text:style-name="T14">Document</text:span>::AddFigure(<text:span text:style-name="T14">std</text:span>::<text:span text:style-name="T14">shared_ptr</text:span>&lt;<text:span text:style-name="T14">Figure</text:span>&gt; fig) {</text:p>
      <text:p text:style-name="P23"><text:s text:c="4"/><text:span text:style-name="T23">figures_</text:span><text:span text:style-name="T24">.push_back(move(fig));</text:span></text:p>
      <text:p text:style-name="P23"><text:s text:c="4"/><text:span text:style-name="T23">figures_</text:span><text:span text:style-name="T24">.back()</text:span><text:span text:style-name="T15">-&gt;</text:span><text:span text:style-name="T24">SetColor(</text:span><text:span text:style-name="T23">rcolor</text:span><text:span text:style-name="T24">, </text:span><text:span text:style-name="T23">gcolor</text:span><text:span text:style-name="T24">, </text:span><text:span text:style-name="T23">bcolor</text:span><text:span text:style-name="T24">);</text:span></text:p>
      <text:p text:style-name="P23"><text:s text:c="4"/><text:span text:style-name="T23">commands_</text:span><text:span text:style-name="T24">.push_back(</text:span><text:span text:style-name="T15">std</text:span><text:span text:style-name="T24">::make_shared&lt;</text:span><text:span text:style-name="T15">AddCommand</text:span><text:span text:style-name="T24">&gt;(*</text:span><text:span text:style-name="T13">this</text:span><text:span text:style-name="T24">));</text:span></text:p>
      <text:p text:style-name="P22">}</text:p>
      <text:p text:style-name="P22"><text:span text:style-name="T12">void </text:span><text:span text:style-name="T14">Document</text:span>::DeleteFigure(<text:span text:style-name="T14">Point </text:span>p) {</text:p>
      <text:p text:style-name="P23"><text:s text:c="4"/><text:span text:style-name="T13">for </text:span><text:span text:style-name="T24">(</text:span><text:span text:style-name="T19">size_t </text:span><text:span text:style-name="T24">i = </text:span><text:span text:style-name="T21">0</text:span><text:span text:style-name="T24">; i &lt; </text:span><text:span text:style-name="T23">figures_</text:span><text:span text:style-name="T24">.size(); ++i) {</text:span></text:p>
      <text:p text:style-name="P23"><text:s text:c="8"/><text:span text:style-name="T19">size_t </text:span><text:span text:style-name="T24">cur_index = </text:span><text:span text:style-name="T23">figures_</text:span><text:span text:style-name="T24">.size() - i - </text:span><text:span text:style-name="T21">1</text:span><text:span text:style-name="T24">;</text:span></text:p>
      <text:p text:style-name="P23"><text:s text:c="8"/><text:span text:style-name="T13">if </text:span><text:span text:style-name="T24">(</text:span><text:span text:style-name="T23">figures_</text:span><text:span text:style-name="T15">[</text:span><text:span text:style-name="T24">cur_index]</text:span><text:span text:style-name="T15">-&gt;</text:span><text:span text:style-name="T24">PointBelongsTo(p)) {</text:span></text:p>
      <text:p text:style-name="P23"><text:s text:c="12"/><text:span text:style-name="T24">DeleteFigure(cur_index);</text:span></text:p>
      <text:p text:style-name="P23"><text:s text:c="12"/><text:span text:style-name="T13">break</text:span><text:span text:style-name="T24">;</text:span></text:p>
      <text:p text:style-name="P23"><text:s text:c="8"/><text:span text:style-name="T24">}</text:span></text:p>
      <text:p text:style-name="P23"><text:s text:c="4"/><text:span text:style-name="T24">}</text:span></text:p>
      <text:p text:style-name="P22">}</text:p>
      <text:p text:style-name="P22"><text:span text:style-name="T12">void </text:span><text:span text:style-name="T14">Document</text:span>::DeleteFigure(<text:span text:style-name="T18">size_t </text:span>index) {</text:p>
      <text:p text:style-name="P23"><text:s text:c="4"/><text:span text:style-name="T13">if </text:span><text:span text:style-name="T24">(index &gt;= </text:span><text:span text:style-name="T23">figures_</text:span><text:span text:style-name="T24">.size()) {</text:span></text:p>
      <text:p text:style-name="P23"><text:s text:c="8"/><text:span text:style-name="T13">return</text:span><text:span text:style-name="T24">;</text:span></text:p>
      <text:p text:style-name="P23"><text:s text:c="4"/><text:span text:style-name="T24">}</text:span></text:p>
      <text:p text:style-name="P23"><text:s text:c="4"/><text:span text:style-name="T13">auto </text:span><text:span text:style-name="T24">ptr = </text:span><text:span text:style-name="T15">std</text:span><text:span text:style-name="T24">::make_shared&lt;</text:span><text:span text:style-name="T15">DeleteCommand</text:span><text:span text:style-name="T24">&gt;(*</text:span><text:span text:style-name="T13">this</text:span><text:span text:style-name="T24">, </text:span><text:span text:style-name="T23">figures_</text:span><text:span text:style-name="T15">[</text:span><text:span text:style-name="T24">index], index);</text:span></text:p>
      <text:p text:style-name="P23"><text:s text:c="4"/><text:span text:style-name="T23">figures_</text:span><text:span text:style-name="T24">.erase(</text:span><text:span text:style-name="T23">figures_</text:span><text:span text:style-name="T24">.begin() </text:span><text:span text:style-name="T15">+ </text:span><text:span text:style-name="T24">index);</text:span></text:p>
      <text:p text:style-name="P23"><text:s text:c="4"/><text:span text:style-name="T23">commands_</text:span><text:span text:style-name="T24">.push_back(ptr);</text:span></text:p>
      <text:p text:style-name="P22">}</text:p>
      <text:p text:style-name="P22"><text:span text:style-name="T12">void </text:span><text:span text:style-name="T14">Document</text:span>::Render(<text:span text:style-name="T12">const </text:span><text:span text:style-name="T14">sdl</text:span>::<text:span text:style-name="T14">renderer</text:span>&amp; r) {</text:p>
      <text:p text:style-name="P23"><text:s text:c="4"/><text:span text:style-name="T13">for </text:span><text:span text:style-name="T24">(</text:span><text:span text:style-name="T13">auto </text:span><text:span text:style-name="T24">i : </text:span><text:span text:style-name="T23">figures_</text:span><text:span text:style-name="T24">) {</text:span></text:p>
      <text:p text:style-name="P23"><text:s text:c="8"/><text:span text:style-name="T24">i</text:span><text:span text:style-name="T15">-&gt;</text:span><text:span text:style-name="T24">Render(r);</text:span></text:p>
      <text:p text:style-name="P23"><text:s text:c="4"/><text:span text:style-name="T24">}</text:span></text:p>
      <text:p text:style-name="P22">}</text:p>
      <text:p text:style-name="P22"><text:span text:style-name="T12">void </text:span><text:span text:style-name="T14">Document</text:span>::Undo() {</text:p>
      <text:p text:style-name="P23"><text:soft-page-break/><text:s text:c="4"/><text:span text:style-name="T13">if </text:span><text:span text:style-name="T24">(</text:span><text:span text:style-name="T23">commands_</text:span><text:span text:style-name="T24">.empty()) {</text:span></text:p>
      <text:p text:style-name="P23"><text:s text:c="8"/><text:span text:style-name="T13">return</text:span><text:span text:style-name="T24">;</text:span></text:p>
      <text:p text:style-name="P23"><text:s text:c="4"/><text:span text:style-name="T24">}</text:span></text:p>
      <text:p text:style-name="P23"><text:s text:c="4"/><text:span text:style-name="T15">std</text:span><text:span text:style-name="T24">::</text:span><text:span text:style-name="T15">shared_ptr</text:span><text:span text:style-name="T24">&lt;</text:span><text:span text:style-name="T15">Command</text:span><text:span text:style-name="T24">&gt; ptr = </text:span><text:span text:style-name="T23">commands_</text:span><text:span text:style-name="T24">.back();</text:span></text:p>
      <text:p text:style-name="P23"><text:s text:c="4"/><text:span text:style-name="T23">commands_</text:span><text:span text:style-name="T24">.pop_back();</text:span></text:p>
      <text:p text:style-name="P23"><text:s text:c="4"/><text:span text:style-name="T24">ptr</text:span><text:span text:style-name="T15">-&gt;</text:span><text:span text:style-name="T24">Undo();</text:span></text:p>
      <text:p text:style-name="P22">}</text:p>
      <text:p text:style-name="P22"><text:span text:style-name="T12">void </text:span><text:span text:style-name="T14">Document</text:span>::SetColor(<text:span text:style-name="T12">int </text:span>r, <text:span text:style-name="T12">int </text:span>g, <text:span text:style-name="T12">int </text:span>b) {</text:p>
      <text:p text:style-name="P23"><text:s text:c="4"/><text:span text:style-name="T23">rcolor </text:span><text:span text:style-name="T24">= r;</text:span></text:p>
      <text:p text:style-name="P23"><text:s text:c="4"/><text:span text:style-name="T23">gcolor </text:span><text:span text:style-name="T24">= g;</text:span></text:p>
      <text:p text:style-name="P23"><text:s text:c="4"/><text:span text:style-name="T23">bcolor </text:span><text:span text:style-name="T24">= b;</text:span></text:p>
      <text:p text:style-name="P22">}</text:p>
      <text:p text:style-name="P22"><text:span text:style-name="T12">void </text:span><text:span text:style-name="T14">Document</text:span>::SaveToFile() <text:span text:style-name="T12">const </text:span>{</text:p>
      <text:p text:style-name="P23"><text:s text:c="4"/><text:span text:style-name="T15">std</text:span><text:span text:style-name="T24">::</text:span><text:span text:style-name="T19">ofstream </text:span><text:span text:style-name="T24">os(</text:span><text:span text:style-name="T23">document_name_</text:span><text:span text:style-name="T24">, </text:span><text:span text:style-name="T15">std</text:span><text:span text:style-name="T24">::</text:span><text:span text:style-name="T15">ios</text:span><text:span text:style-name="T24">::</text:span><text:span text:style-name="T23">out </text:span><text:span text:style-name="T15">| std</text:span><text:span text:style-name="T24">::</text:span><text:span text:style-name="T15">ios</text:span><text:span text:style-name="T24">::</text:span><text:span text:style-name="T23">trunc</text:span><text:span text:style-name="T24">);</text:span></text:p>
      <text:p text:style-name="P23"><text:s text:c="4"/><text:span text:style-name="T13">if </text:span><text:span text:style-name="T24">(!os.is_open()) {</text:span></text:p>
      <text:p text:style-name="P23"><text:s text:c="8"/><text:span text:style-name="T13">return</text:span><text:span text:style-name="T24">;</text:span></text:p>
      <text:p text:style-name="P23"><text:s text:c="4"/><text:span text:style-name="T24">}</text:span></text:p>
      <text:p text:style-name="P23"><text:s text:c="4"/><text:span text:style-name="T24">os </text:span><text:span text:style-name="T15">&lt;&lt; </text:span><text:span text:style-name="T23">figures_</text:span><text:span text:style-name="T24">.size() </text:span><text:span text:style-name="T15">&lt;&lt; </text:span><text:span text:style-name="T9">"</text:span><text:span text:style-name="T13">\n</text:span><text:span text:style-name="T9">"</text:span><text:span text:style-name="T24">;</text:span></text:p>
      <text:p text:style-name="P23"><text:s text:c="4"/><text:span text:style-name="T13">for </text:span><text:span text:style-name="T24">(</text:span><text:span text:style-name="T13">auto </text:span><text:span text:style-name="T24">ptr : </text:span><text:span text:style-name="T23">figures_</text:span><text:span text:style-name="T24">) {</text:span></text:p>
      <text:p text:style-name="P23"><text:s text:c="8"/><text:span text:style-name="T24">ptr</text:span><text:span text:style-name="T15">-&gt;</text:span><text:span text:style-name="T24">Save(os);</text:span></text:p>
      <text:p text:style-name="P23"><text:s text:c="4"/><text:span text:style-name="T24">}</text:span></text:p>
      <text:p text:style-name="P23"><text:s text:c="4"/><text:span text:style-name="T24">os.close();</text:span></text:p>
      <text:p text:style-name="P22">}</text:p>
      <text:p text:style-name="P22"><text:span text:style-name="T12">void </text:span><text:span text:style-name="T14">Document</text:span>::LoadFromFile() {</text:p>
      <text:p text:style-name="P23"><text:s text:c="4"/><text:span text:style-name="T15">std</text:span><text:span text:style-name="T24">::</text:span><text:span text:style-name="T19">ifstream </text:span><text:span text:style-name="T24">is(</text:span><text:span text:style-name="T23">document_name_</text:span><text:span text:style-name="T24">, </text:span><text:span text:style-name="T15">std</text:span><text:span text:style-name="T24">::</text:span><text:span text:style-name="T15">ios</text:span><text:span text:style-name="T24">::</text:span><text:span text:style-name="T23">in</text:span><text:span text:style-name="T24">);</text:span></text:p>
      <text:p text:style-name="P23"><text:s text:c="4"/><text:span text:style-name="T13">if </text:span><text:span text:style-name="T24">(</text:span><text:span text:style-name="T15">!</text:span><text:span text:style-name="T24">is) {</text:span></text:p>
      <text:p text:style-name="P23"><text:s text:c="8"/><text:span text:style-name="T13">return</text:span><text:span text:style-name="T24">;</text:span></text:p>
      <text:p text:style-name="P23"><text:s text:c="4"/><text:span text:style-name="T24">}</text:span></text:p>
      <text:p text:style-name="P23"><text:s text:c="4"/><text:span text:style-name="T23">figures_</text:span><text:span text:style-name="T24">.clear();</text:span></text:p>
      <text:p text:style-name="P23"><text:s text:c="4"/><text:span text:style-name="T23">commands_</text:span><text:span text:style-name="T24">.clear();</text:span></text:p>
      <text:p text:style-name="P23"><text:s text:c="4"/><text:span text:style-name="T19">size_t </text:span><text:span text:style-name="T24">figures_count;</text:span></text:p>
      <text:p text:style-name="P23"><text:s text:c="4"/><text:span text:style-name="T24">is </text:span><text:span text:style-name="T15">&gt;&gt; </text:span><text:span text:style-name="T24">figures_count;</text:span></text:p>
      <text:p text:style-name="P23"><text:s text:c="4"/><text:span text:style-name="T13">for </text:span><text:span text:style-name="T24">(</text:span><text:span text:style-name="T19">size_t </text:span><text:span text:style-name="T24">i = </text:span><text:span text:style-name="T21">0</text:span><text:span text:style-name="T24">; i &lt; figures_count; ++i) {</text:span></text:p>
      <text:p text:style-name="P23"><text:s text:c="8"/><text:span text:style-name="T15">std</text:span><text:span text:style-name="T24">::</text:span><text:span text:style-name="T19">string </text:span><text:span text:style-name="T24">type;</text:span></text:p>
      <text:p text:style-name="P23"><text:s text:c="8"/><text:span text:style-name="T24">is </text:span><text:span text:style-name="T15">&gt;&gt; </text:span><text:span text:style-name="T24">type;</text:span></text:p>
      <text:p text:style-name="P23"><text:s text:c="8"/><text:span text:style-name="T15">std</text:span><text:span text:style-name="T24">::</text:span><text:span text:style-name="T15">shared_ptr</text:span><text:span text:style-name="T24">&lt;</text:span><text:span text:style-name="T15">Figure</text:span><text:span text:style-name="T24">&gt; ptr;</text:span></text:p>
      <text:p text:style-name="P23"><text:s text:c="8"/><text:span text:style-name="T13">if </text:span><text:span text:style-name="T24">(type </text:span><text:span text:style-name="T15">== </text:span><text:span text:style-name="T9">"circle"</text:span><text:span text:style-name="T24">) {</text:span></text:p>
      <text:p text:style-name="P23"><text:s text:c="12"/><text:span text:style-name="T24">ptr </text:span><text:span text:style-name="T15">= std</text:span><text:span text:style-name="T24">::make_shared&lt;</text:span><text:span text:style-name="T15">Circle</text:span><text:span text:style-name="T24">&gt;();</text:span></text:p>
      <text:p text:style-name="P23"><text:s text:c="8"/><text:span text:style-name="T24">} </text:span><text:span text:style-name="T13">else if </text:span><text:span text:style-name="T24">(type </text:span><text:span text:style-name="T15">== </text:span><text:span text:style-name="T9">"random_polygon"</text:span><text:span text:style-name="T24">) {</text:span></text:p>
      <text:p text:style-name="P23"><text:s text:c="12"/><text:span text:style-name="T24">ptr </text:span><text:span text:style-name="T15">= std</text:span><text:span text:style-name="T24">::make_shared&lt;</text:span><text:span text:style-name="T15">RandomPolygon</text:span><text:span text:style-name="T24">&gt;();</text:span></text:p>
      <text:p text:style-name="P23"><text:s text:c="8"/><text:span text:style-name="T24">} </text:span><text:span text:style-name="T13">else if </text:span><text:span text:style-name="T24">(type </text:span><text:span text:style-name="T15">== </text:span><text:span text:style-name="T9">"trapeze"</text:span><text:span text:style-name="T24">) {</text:span></text:p>
      <text:p text:style-name="P23"><text:s text:c="12"/><text:span text:style-name="T24">ptr </text:span><text:span text:style-name="T15">= std</text:span><text:span text:style-name="T24">::make_shared&lt;</text:span><text:span text:style-name="T15">Trapeze</text:span><text:span text:style-name="T24">&gt;();</text:span></text:p>
      <text:p text:style-name="P23"><text:s text:c="8"/><text:span text:style-name="T24">} </text:span><text:span text:style-name="T13">else <text:s/>if </text:span><text:span text:style-name="T24">(type </text:span><text:span text:style-name="T15">== </text:span><text:span text:style-name="T9">"rhombus"</text:span><text:span text:style-name="T24">) {</text:span></text:p>
      <text:p text:style-name="P23"><text:s text:c="12"/><text:span text:style-name="T24">ptr </text:span><text:span text:style-name="T15">= std</text:span><text:span text:style-name="T24">::make_shared&lt;</text:span><text:span text:style-name="T15">Rhombus</text:span><text:span text:style-name="T24">&gt;();</text:span></text:p>
      <text:p text:style-name="P23"><text:s text:c="8"/><text:span text:style-name="T24">}</text:span></text:p>
      <text:p text:style-name="P23"><text:s text:c="8"/><text:span text:style-name="T24">ptr</text:span><text:span text:style-name="T15">-&gt;</text:span><text:span text:style-name="T24">Load(is);</text:span></text:p>
      <text:p text:style-name="P23"><text:s text:c="8"/><text:span text:style-name="T23">figures_</text:span><text:span text:style-name="T24">.push_back(ptr);</text:span></text:p>
      <text:p text:style-name="P23"><text:s text:c="4"/><text:span text:style-name="T24">}</text:span></text:p>
      <text:p text:style-name="P23"><text:s text:c="4"/><text:span text:style-name="T24">is.close();</text:span></text:p>
      <text:p text:style-name="P25">}</text:p>
      <text:p text:style-name="P39"/>
      <text:p text:style-name="P14"><text:soft-page-break/></text:p>
      <text:p text:style-name="P14">Redactor.h</text:p>
      <text:p text:style-name="P18"><text:span text:style-name="T6">#pragma </text:span><text:span text:style-name="T8">once</text:span></text:p>
      <text:p text:style-name="P22"><text:span text:style-name="T4">#include </text:span><text:span text:style-name="T7">&lt;string&gt;</text:span></text:p>
      <text:p text:style-name="P22"><text:span text:style-name="T4">#include </text:span><text:span text:style-name="T7">&lt;memory&gt;</text:span></text:p>
      <text:p text:style-name="P22"><text:span text:style-name="T4">#include </text:span><text:span text:style-name="T7">"FiguresAndFactories/Point.h"</text:span></text:p>
      <text:p text:style-name="P22"><text:span text:style-name="T4">#include </text:span><text:span text:style-name="T7">"Document.h"</text:span></text:p>
      <text:p text:style-name="P22"><text:span text:style-name="T12">class </text:span><text:span text:style-name="T14">Redactor </text:span>{</text:p>
      <text:p text:style-name="P22"><text:span text:style-name="T12">public</text:span>:</text:p>
      <text:p text:style-name="P23"><text:s text:c="4"/><text:span text:style-name="T13">void </text:span><text:span text:style-name="T24">CreateDocument(</text:span><text:span text:style-name="T13">const </text:span><text:span text:style-name="T15">std</text:span><text:span text:style-name="T24">::</text:span><text:span text:style-name="T19">string</text:span><text:span text:style-name="T24">&amp; document_name);</text:span></text:p>
      <text:p text:style-name="P23"><text:s text:c="4"/><text:span text:style-name="T13">void </text:span><text:span text:style-name="T24">LoadDocument(</text:span><text:span text:style-name="T13">const </text:span><text:span text:style-name="T15">std</text:span><text:span text:style-name="T24">::</text:span><text:span text:style-name="T19">string</text:span><text:span text:style-name="T24">&amp; filename);</text:span></text:p>
      <text:p text:style-name="P23"><text:s text:c="4"/><text:span text:style-name="T13">void </text:span><text:span text:style-name="T24">SaveDocument();</text:span></text:p>
      <text:p text:style-name="P23"><text:s text:c="4"/><text:span text:style-name="T13">bool </text:span><text:span text:style-name="T24">HasDocument() </text:span><text:span text:style-name="T13">const</text:span><text:span text:style-name="T24">;</text:span></text:p>
      <text:p text:style-name="P23"><text:s text:c="4"/><text:span text:style-name="T13">void </text:span><text:span text:style-name="T24">Render(</text:span><text:span text:style-name="T13">const </text:span><text:span text:style-name="T15">sdl</text:span><text:span text:style-name="T24">::</text:span><text:span text:style-name="T15">renderer</text:span><text:span text:style-name="T24">&amp; r);</text:span></text:p>
      <text:p text:style-name="P23"><text:s text:c="4"/><text:span text:style-name="T13">void </text:span><text:span text:style-name="T24">InsertFigure(</text:span><text:span text:style-name="T15">std</text:span><text:span text:style-name="T24">::</text:span><text:span text:style-name="T15">shared_ptr</text:span><text:span text:style-name="T24">&lt;</text:span><text:span text:style-name="T15">Figure</text:span><text:span text:style-name="T24">&gt; figure);</text:span></text:p>
      <text:p text:style-name="P23"><text:s text:c="4"/><text:span text:style-name="T13">void </text:span><text:span text:style-name="T24">RemoveFigureOnPoint(</text:span><text:span text:style-name="T15">Point </text:span><text:span text:style-name="T24">p);</text:span></text:p>
      <text:p text:style-name="P23"><text:s text:c="4"/><text:span text:style-name="T13">void </text:span><text:span text:style-name="T24">RemoveFigureOnIndex(</text:span><text:span text:style-name="T19">size_t </text:span><text:span text:style-name="T24">index);</text:span></text:p>
      <text:p text:style-name="P23"><text:s text:c="4"/><text:span text:style-name="T13">void </text:span><text:span text:style-name="T24">SetColor(</text:span><text:span text:style-name="T13">int </text:span><text:span text:style-name="T24">r, </text:span><text:span text:style-name="T13">int </text:span><text:span text:style-name="T24">g, </text:span><text:span text:style-name="T13">int </text:span><text:span text:style-name="T24">b);</text:span></text:p>
      <text:p text:style-name="P23"><text:s text:c="4"/><text:span text:style-name="T13">void </text:span><text:span text:style-name="T24">Undo();</text:span></text:p>
      <text:p text:style-name="P22"><text:span text:style-name="T12">private</text:span>:</text:p>
      <text:p text:style-name="P23"><text:s text:c="4"/><text:span text:style-name="T15">std</text:span><text:span text:style-name="T24">::</text:span><text:span text:style-name="T15">shared_ptr</text:span><text:span text:style-name="T24">&lt;</text:span><text:span text:style-name="T15">Document</text:span><text:span text:style-name="T24">&gt; </text:span><text:span text:style-name="T23">document </text:span><text:span text:style-name="T24">= </text:span><text:span text:style-name="T13">nullptr</text:span><text:span text:style-name="T24">;</text:span></text:p>
      <text:p text:style-name="P25">};</text:p>
      <text:p text:style-name="P39"/>
      <text:p text:style-name="P14">Redactor.cpp</text:p>
      <text:p text:style-name="P18"><text:span text:style-name="T6">#include </text:span><text:span text:style-name="T8">"Redactor.h"</text:span></text:p>
      <text:p text:style-name="P22"><text:span text:style-name="T12">void </text:span><text:span text:style-name="T14">Redactor</text:span>::CreateDocument(<text:span text:style-name="T12">const </text:span><text:span text:style-name="T14">std</text:span>::<text:span text:style-name="T18">string</text:span>&amp; document_name) {</text:p>
      <text:p text:style-name="P23"><text:s text:c="4"/><text:span text:style-name="T23">document </text:span><text:span text:style-name="T15">= std</text:span><text:span text:style-name="T24">::make_shared&lt;</text:span><text:span text:style-name="T15">Document</text:span><text:span text:style-name="T24">&gt;(document_name);</text:span></text:p>
      <text:p text:style-name="P22">}</text:p>
      <text:p text:style-name="P22"><text:span text:style-name="T12">void </text:span><text:span text:style-name="T14">Redactor</text:span>::LoadDocument(<text:span text:style-name="T12">const </text:span><text:span text:style-name="T14">std</text:span>::<text:span text:style-name="T18">string </text:span>&amp;filename) {</text:p>
      <text:p text:style-name="P23"><text:s text:c="4"/><text:span text:style-name="T23">document </text:span><text:span text:style-name="T15">= std</text:span><text:span text:style-name="T24">::make_shared&lt;</text:span><text:span text:style-name="T15">Document</text:span><text:span text:style-name="T24">&gt;(filename);</text:span></text:p>
      <text:p text:style-name="P23"><text:s text:c="4"/><text:span text:style-name="T23">document</text:span><text:span text:style-name="T15">-&gt;</text:span><text:span text:style-name="T24">LoadFromFile();</text:span></text:p>
      <text:p text:style-name="P22">}</text:p>
      <text:p text:style-name="P22"><text:span text:style-name="T12">void </text:span><text:span text:style-name="T14">Redactor</text:span>::Render(<text:span text:style-name="T12">const </text:span><text:span text:style-name="T14">sdl</text:span>::<text:span text:style-name="T14">renderer</text:span>&amp; r) {</text:p>
      <text:p text:style-name="P23"><text:s text:c="4"/><text:span text:style-name="T13">if </text:span><text:span text:style-name="T24">(HasDocument()) {</text:span></text:p>
      <text:p text:style-name="P23"><text:s text:c="8"/><text:span text:style-name="T23">document</text:span><text:span text:style-name="T15">-&gt;</text:span><text:span text:style-name="T24">Render(r);</text:span></text:p>
      <text:p text:style-name="P23"><text:s text:c="4"/><text:span text:style-name="T24">}</text:span></text:p>
      <text:p text:style-name="P22">}</text:p>
      <text:p text:style-name="P22"><text:span text:style-name="T12">void </text:span><text:span text:style-name="T14">Redactor</text:span>::SaveDocument() {</text:p>
      <text:p text:style-name="P23"><text:s text:c="4"/><text:span text:style-name="T13">if </text:span><text:span text:style-name="T24">(HasDocument()) {</text:span></text:p>
      <text:p text:style-name="P23"><text:s text:c="8"/><text:span text:style-name="T23">document</text:span><text:span text:style-name="T15">-&gt;</text:span><text:span text:style-name="T24">SaveToFile();</text:span></text:p>
      <text:p text:style-name="P23"><text:s text:c="4"/><text:span text:style-name="T24">}</text:span></text:p>
      <text:p text:style-name="P22">}</text:p>
      <text:p text:style-name="P22"><text:span text:style-name="T12">bool </text:span><text:span text:style-name="T14">Redactor</text:span>::HasDocument() <text:span text:style-name="T12">const </text:span>{</text:p>
      <text:p text:style-name="P23"><text:s text:c="4"/><text:span text:style-name="T13">return </text:span><text:span text:style-name="T23">document </text:span><text:span text:style-name="T15">!= </text:span><text:span text:style-name="T13">nullptr</text:span><text:span text:style-name="T24">;</text:span></text:p>
      <text:p text:style-name="P22">}</text:p>
      <text:p text:style-name="P22"><text:span text:style-name="T12">void </text:span><text:span text:style-name="T14">Redactor</text:span>::InsertFigure(<text:span text:style-name="T14">std</text:span>::<text:span text:style-name="T14">shared_ptr</text:span>&lt;<text:span text:style-name="T14">Figure</text:span>&gt; figure) {</text:p>
      <text:p text:style-name="P23"><text:s text:c="4"/><text:span text:style-name="T13">if </text:span><text:span text:style-name="T24">(HasDocument()) {</text:span></text:p>
      <text:p text:style-name="P23"><text:s text:c="8"/><text:span text:style-name="T23">document</text:span><text:span text:style-name="T15">-&gt;</text:span><text:span text:style-name="T24">AddFigure(figure);</text:span></text:p>
      <text:p text:style-name="P23"><text:s text:c="4"/><text:span text:style-name="T24">}</text:span></text:p>
      <text:p text:style-name="P22">}</text:p>
      <text:p text:style-name="P22"><text:soft-page-break/><text:span text:style-name="T12">void </text:span><text:span text:style-name="T14">Redactor</text:span>::RemoveFigureOnPoint(<text:span text:style-name="T14">Point </text:span>p) {</text:p>
      <text:p text:style-name="P23"><text:s text:c="4"/><text:span text:style-name="T13">if </text:span><text:span text:style-name="T24">(HasDocument()) {</text:span></text:p>
      <text:p text:style-name="P23"><text:s text:c="8"/><text:span text:style-name="T23">document</text:span><text:span text:style-name="T15">-&gt;</text:span><text:span text:style-name="T24">DeleteFigure(p);</text:span></text:p>
      <text:p text:style-name="P23"><text:s text:c="4"/><text:span text:style-name="T24">}</text:span></text:p>
      <text:p text:style-name="P22">}</text:p>
      <text:p text:style-name="P22"><text:span text:style-name="T12">void </text:span><text:span text:style-name="T14">Redactor</text:span>::RemoveFigureOnIndex(<text:span text:style-name="T18">size_t </text:span>index) {</text:p>
      <text:p text:style-name="P23"><text:s text:c="4"/><text:span text:style-name="T13">if </text:span><text:span text:style-name="T24">(HasDocument()) {</text:span></text:p>
      <text:p text:style-name="P23"><text:s text:c="8"/><text:span text:style-name="T23">document</text:span><text:span text:style-name="T15">-&gt;</text:span><text:span text:style-name="T24">DeleteFigure(index);</text:span></text:p>
      <text:p text:style-name="P23"><text:s text:c="4"/><text:span text:style-name="T24">}</text:span></text:p>
      <text:p text:style-name="P22">}</text:p>
      <text:p text:style-name="P22"><text:span text:style-name="T12">void </text:span><text:span text:style-name="T14">Redactor</text:span>::Undo() {</text:p>
      <text:p text:style-name="P23"><text:s text:c="4"/><text:span text:style-name="T13">if </text:span><text:span text:style-name="T24">(HasDocument()) {</text:span></text:p>
      <text:p text:style-name="P23"><text:s text:c="8"/><text:span text:style-name="T23">document</text:span><text:span text:style-name="T15">-&gt;</text:span><text:span text:style-name="T24">Undo();</text:span></text:p>
      <text:p text:style-name="P23"><text:s text:c="4"/><text:span text:style-name="T24">}</text:span></text:p>
      <text:p text:style-name="P22">}</text:p>
      <text:p text:style-name="P22"><text:span text:style-name="T12">void </text:span><text:span text:style-name="T14">Redactor</text:span>::SetColor(<text:span text:style-name="T12">int </text:span>r, <text:span text:style-name="T12">int </text:span>g, <text:span text:style-name="T12">int </text:span>b) {</text:p>
      <text:p text:style-name="P23"><text:s text:c="4"/><text:span text:style-name="T13">if </text:span><text:span text:style-name="T24">(HasDocument()) {</text:span></text:p>
      <text:p text:style-name="P23"><text:s text:c="8"/><text:span text:style-name="T23">document</text:span><text:span text:style-name="T15">-&gt;</text:span><text:span text:style-name="T24">SetColor(r,g,b);</text:span></text:p>
      <text:p text:style-name="P23"><text:s text:c="4"/><text:span text:style-name="T24">}</text:span></text:p>
      <text:p text:style-name="P25">}</text:p>
      <text:p text:style-name="P39"/>
      <text:p text:style-name="P14">Point.cpp</text:p>
      <text:p text:style-name="P18"><text:span text:style-name="T6">#pragma </text:span><text:span text:style-name="T8">once</text:span></text:p>
      <text:p text:style-name="P22"><text:span text:style-name="T4">#include </text:span><text:span text:style-name="T7">&lt;numeric&gt;</text:span></text:p>
      <text:p text:style-name="P22"><text:span text:style-name="T4">#include </text:span><text:span text:style-name="T7">&lt;iostream&gt;</text:span></text:p>
      <text:p text:style-name="P22"><text:span text:style-name="T4">#include </text:span><text:span text:style-name="T7">&lt;vector&gt;</text:span></text:p>
      <text:p text:style-name="P22"><text:span text:style-name="T4">#include </text:span><text:span text:style-name="T7">&lt;cmath&gt;</text:span></text:p>
      <text:p text:style-name="P22"><text:span text:style-name="T4">#include </text:span><text:span text:style-name="T7">&lt;limits&gt;</text:span></text:p>
      <text:p text:style-name="P22"><text:span text:style-name="T4">#include </text:span><text:span text:style-name="T7">&lt;SDL.h&gt;</text:span></text:p>
      <text:p text:style-name="P22"><text:span text:style-name="T4">#include </text:span><text:span text:style-name="T7">"../sdl.h"</text:span></text:p>
      <text:p text:style-name="P22"><text:span text:style-name="T4">#include </text:span><text:span text:style-name="T7">"imgui.h"</text:span></text:p>
      <text:p text:style-name="P22"><text:span text:style-name="T12">class </text:span><text:span text:style-name="T14">Vector</text:span>;</text:p>
      <text:p text:style-name="P22"><text:span text:style-name="T12">struct </text:span><text:span text:style-name="T14">Point</text:span>;</text:p>
      <text:p text:style-name="P22"><text:span text:style-name="T12">struct </text:span><text:span text:style-name="T14">Point </text:span>{</text:p>
      <text:p text:style-name="P23"><text:s text:c="4"/><text:span text:style-name="T24">Point() = </text:span><text:span text:style-name="T13">default</text:span><text:span text:style-name="T24">;</text:span></text:p>
      <text:p text:style-name="P23"><text:s text:c="4"/><text:span text:style-name="T24">Point(</text:span><text:span text:style-name="T13">const </text:span><text:span text:style-name="T15">Vector</text:span><text:span text:style-name="T24">&amp; v);</text:span></text:p>
      <text:p text:style-name="P23"><text:s text:c="4"/><text:span text:style-name="T24">Point (</text:span><text:span text:style-name="T13">double </text:span><text:span text:style-name="T24">new_x, </text:span><text:span text:style-name="T13">double </text:span><text:span text:style-name="T24">new_y);</text:span></text:p>
      <text:p text:style-name="P23"><text:s text:c="4"/><text:span text:style-name="T13">double </text:span><text:span text:style-name="T23">x </text:span><text:span text:style-name="T24">= </text:span><text:span text:style-name="T21">0</text:span><text:span text:style-name="T24">;</text:span></text:p>
      <text:p text:style-name="P23"><text:s text:c="4"/><text:span text:style-name="T13">double </text:span><text:span text:style-name="T23">y </text:span><text:span text:style-name="T24">= </text:span><text:span text:style-name="T21">0</text:span><text:span text:style-name="T24">;</text:span></text:p>
      <text:p text:style-name="P22">};</text:p>
      <text:p text:style-name="P22"><text:span text:style-name="T14">std</text:span>::<text:span text:style-name="T18">ostream</text:span>&amp; <text:span text:style-name="T17">operator </text:span>&lt;&lt; (<text:span text:style-name="T14">std</text:span>::<text:span text:style-name="T18">ostream</text:span>&amp; os, <text:span text:style-name="T12">const </text:span><text:span text:style-name="T14">Point</text:span>&amp; p);</text:p>
      <text:p text:style-name="P22"><text:span text:style-name="T14">std</text:span>::<text:span text:style-name="T18">istream</text:span>&amp; <text:span text:style-name="T17">operator </text:span>&gt;&gt; (<text:span text:style-name="T14">std</text:span>::<text:span text:style-name="T18">istream</text:span>&amp; is, <text:span text:style-name="T14">Point</text:span>&amp; p);</text:p>
      <text:p text:style-name="P22"><text:span text:style-name="T14">Point </text:span><text:span text:style-name="T17">operator </text:span>+ (<text:span text:style-name="T14">Point </text:span>lhs, <text:span text:style-name="T14">Point </text:span>rhs);</text:p>
      <text:p text:style-name="P22"><text:span text:style-name="T14">Point </text:span><text:span text:style-name="T17">operator </text:span>- (<text:span text:style-name="T14">Point </text:span>lhs, <text:span text:style-name="T14">Point </text:span>rhs);</text:p>
      <text:p text:style-name="P22"><text:span text:style-name="T14">Point </text:span><text:span text:style-name="T17">operator </text:span>/ (<text:span text:style-name="T14">Point </text:span>lhs, <text:span text:style-name="T12">double </text:span>a);</text:p>
      <text:p text:style-name="P22"><text:span text:style-name="T14">Point </text:span><text:span text:style-name="T17">operator </text:span>* (<text:span text:style-name="T14">Point </text:span>lhs, <text:span text:style-name="T12">double </text:span>a);</text:p>
      <text:p text:style-name="P22"><text:span text:style-name="T12">class </text:span><text:span text:style-name="T14">Vector </text:span>{</text:p>
      <text:p text:style-name="P22"><text:span text:style-name="T12">public</text:span>:</text:p>
      <text:p text:style-name="P23"><text:s text:c="4"/><text:span text:style-name="T13">explicit </text:span><text:span text:style-name="T24">Vector(</text:span><text:span text:style-name="T13">double </text:span><text:span text:style-name="T24">a, </text:span><text:span text:style-name="T13">double </text:span><text:span text:style-name="T24">b);</text:span></text:p>
      <text:p text:style-name="P23"><text:s text:c="4"/><text:span text:style-name="T13">explicit </text:span><text:span text:style-name="T24">Vector(</text:span><text:span text:style-name="T15">Point </text:span><text:span text:style-name="T24">a, </text:span><text:span text:style-name="T15">Point </text:span><text:span text:style-name="T24">b);</text:span></text:p>
      <text:p text:style-name="P23"><text:s text:c="4"/><text:span text:style-name="T13">bool </text:span><text:span text:style-name="T16">operator </text:span><text:span text:style-name="T24">== (</text:span><text:span text:style-name="T15">Vector </text:span><text:span text:style-name="T24">rhs);</text:span></text:p>
      <text:p text:style-name="P23"><text:soft-page-break/><text:s text:c="4"/><text:span text:style-name="T15">Vector </text:span><text:span text:style-name="T16">operator </text:span><text:span text:style-name="T24">- ();</text:span></text:p>
      <text:p text:style-name="P23"><text:s text:c="4"/><text:span text:style-name="T13">friend double </text:span><text:span text:style-name="T16">operator </text:span><text:span text:style-name="T24">* (</text:span><text:span text:style-name="T15">Vector </text:span><text:span text:style-name="T24">lhs, </text:span><text:span text:style-name="T15">Vector </text:span><text:span text:style-name="T24">rhs);</text:span></text:p>
      <text:p text:style-name="P23"><text:s text:c="4"/><text:span text:style-name="T13">double </text:span><text:span text:style-name="T24">length() </text:span><text:span text:style-name="T13">const</text:span><text:span text:style-name="T24">;</text:span></text:p>
      <text:p text:style-name="P23"><text:s text:c="4"/><text:span text:style-name="T13">double </text:span><text:span text:style-name="T23">x</text:span><text:span text:style-name="T24">;</text:span></text:p>
      <text:p text:style-name="P23"><text:s text:c="4"/><text:span text:style-name="T13">double </text:span><text:span text:style-name="T23">y</text:span><text:span text:style-name="T24">;</text:span></text:p>
      <text:p text:style-name="P22">};</text:p>
      <text:p text:style-name="P24">// точка сначала, прямые потом</text:p>
      <text:p text:style-name="P22"><text:span text:style-name="T14">Vector </text:span>normalize_vector(<text:span text:style-name="T12">const </text:span><text:span text:style-name="T14">Vector</text:span>&amp; v);</text:p>
      <text:p text:style-name="P22"><text:span text:style-name="T14">Point </text:span>projection (<text:span text:style-name="T14">Point </text:span>p1, <text:span text:style-name="T14">Point </text:span>p2, <text:span text:style-name="T14">Point </text:span>p3); <text:span text:style-name="T27">// проекция точки p3 на прямую p1p2</text:span></text:p>
      <text:p text:style-name="P22"><text:span text:style-name="T12">bool </text:span>is_parallel(<text:span text:style-name="T12">const </text:span><text:span text:style-name="T14">Vector</text:span>&amp; lhs, <text:span text:style-name="T12">const </text:span><text:span text:style-name="T14">Vector</text:span>&amp; rhs);</text:p>
      <text:p text:style-name="P22"><text:span text:style-name="T12">bool </text:span>is_perpendecular(<text:span text:style-name="T12">const </text:span><text:span text:style-name="T14">Vector</text:span>&amp; lhs, <text:span text:style-name="T12">const </text:span><text:span text:style-name="T14">Vector</text:span>&amp; rhs);</text:p>
      <text:p text:style-name="P25"><text:span text:style-name="T12">double </text:span>point_and_line_distance(<text:span text:style-name="T14">Point </text:span>p1, <text:span text:style-name="T14">Point </text:span>p2, <text:span text:style-name="T14">Point </text:span>p3);</text:p>
      <text:p text:style-name="P39"/>
      <text:p text:style-name="P35"><text:span text:style-name="T33">Point</text:span>.cpp</text:p>
      <text:p text:style-name="P18"><text:span text:style-name="T6">#include </text:span><text:span text:style-name="T8">"Point.h"</text:span></text:p>
      <text:p text:style-name="P22">Point::Point(<text:span text:style-name="T12">const </text:span>Vector&amp; v)</text:p>
      <text:p text:style-name="P22">: x(v.x), y(v.y) {}</text:p>
      <text:p text:style-name="P22">Point::Point(<text:span text:style-name="T12">double </text:span>new_x, <text:span text:style-name="T12">double </text:span>new_y)</text:p>
      <text:p text:style-name="P22">: x(new_x), y(new_y) {}</text:p>
      <text:p text:style-name="P22">Point <text:span text:style-name="T12">operator </text:span>+ (Point lhs, Point rhs) {</text:p>
      <text:p text:style-name="P23"><text:s text:c="4"/><text:span text:style-name="T13">return </text:span><text:span text:style-name="T24">{lhs.x + rhs.x, lhs.y + rhs.y};</text:span></text:p>
      <text:p text:style-name="P22">}</text:p>
      <text:p text:style-name="P22">Point <text:span text:style-name="T12">operator </text:span>- (Point lhs, Point rhs) {</text:p>
      <text:p text:style-name="P23"><text:s text:c="4"/><text:span text:style-name="T13">return </text:span><text:span text:style-name="T24">{lhs.x - rhs.x, lhs.y - rhs.y};</text:span></text:p>
      <text:p text:style-name="P22">}</text:p>
      <text:p text:style-name="P22">Point <text:span text:style-name="T12">operator </text:span>/ (Point lhs, <text:span text:style-name="T12">double </text:span>a) {</text:p>
      <text:p text:style-name="P23"><text:s text:c="4"/><text:span text:style-name="T13">return </text:span><text:span text:style-name="T24">{ lhs.x / a, lhs.y / a};</text:span></text:p>
      <text:p text:style-name="P22">}</text:p>
      <text:p text:style-name="P22">Point <text:span text:style-name="T12">operator </text:span>* (Point lhs, <text:span text:style-name="T12">double </text:span>a) {</text:p>
      <text:p text:style-name="P23"><text:s text:c="4"/><text:span text:style-name="T13">return </text:span><text:span text:style-name="T24">{lhs.x * a, lhs.y * a};</text:span></text:p>
      <text:p text:style-name="P22">}</text:p>
      <text:p text:style-name="P22"><text:span text:style-name="T12">bool operator </text:span>&lt; (Point lhs, Point rhs) {</text:p>
      <text:p text:style-name="P23"><text:s text:c="4"/><text:span text:style-name="T13">return </text:span><text:span text:style-name="T24">(lhs.x * lhs.x + lhs.y * lhs.y) &lt; (lhs.x * lhs.x + lhs.y * lhs.y);</text:span></text:p>
      <text:p text:style-name="P22">}</text:p>
      <text:p text:style-name="P22"><text:span text:style-name="T12">double operator </text:span>* (Vector lhs, Vector rhs) {</text:p>
      <text:p text:style-name="P23"><text:s text:c="4"/><text:span text:style-name="T13">return </text:span><text:span text:style-name="T24">lhs.x * rhs.x + lhs.y * rhs.y;</text:span></text:p>
      <text:p text:style-name="P22">}</text:p>
      <text:p text:style-name="P22"><text:span text:style-name="T12">bool </text:span>is_parallel(<text:span text:style-name="T12">const </text:span>Vector&amp; lhs, <text:span text:style-name="T12">const </text:span>Vector&amp; rhs) {</text:p>
      <text:p text:style-name="P23"><text:s text:c="4"/><text:span text:style-name="T13">return </text:span><text:span text:style-name="T24">(lhs.x * rhs.y - lhs.y * rhs.x) == </text:span><text:span text:style-name="T21">0</text:span><text:span text:style-name="T24">;</text:span></text:p>
      <text:p text:style-name="P22">}</text:p>
      <text:p text:style-name="P22"><text:span text:style-name="T12">bool </text:span>Vector::<text:span text:style-name="T12">operator </text:span>== (Vector rhs) {</text:p>
      <text:p text:style-name="P23"><text:s text:c="4"/><text:span text:style-name="T13">return</text:span></text:p>
      <text:p text:style-name="P23"><text:span text:style-name="T11"><text:s text:c="8"/></text:span><text:span text:style-name="T24">std::abs(x - rhs.x) &lt; std::numeric_limits&lt;</text:span><text:span text:style-name="T13">double</text:span><text:span text:style-name="T24">&gt;::epsilon() * </text:span><text:span text:style-name="T21">100</text:span></text:p>
      <text:p text:style-name="P23"><text:span text:style-name="T20"><text:s text:c="8"/></text:span><text:span text:style-name="T24">&amp;&amp; std::abs(y - rhs.y) &lt; std::numeric_limits&lt;</text:span><text:span text:style-name="T13">double</text:span><text:span text:style-name="T24">&gt;::epsilon() * </text:span><text:span text:style-name="T21">100</text:span><text:span text:style-name="T24">;</text:span></text:p>
      <text:p text:style-name="P22">}</text:p>
      <text:p text:style-name="P22"><text:span text:style-name="T12">double </text:span>Vector::length() <text:span text:style-name="T12">const </text:span>{</text:p>
      <text:p text:style-name="P23"><text:s text:c="4"/><text:span text:style-name="T13">return </text:span><text:span text:style-name="T24">sqrt(x*x + y*y);</text:span></text:p>
      <text:p text:style-name="P22">}</text:p>
      <text:p text:style-name="P22"><text:soft-page-break/>Vector::Vector(<text:span text:style-name="T12">double </text:span>a, <text:span text:style-name="T12">double </text:span>b)</text:p>
      <text:p text:style-name="P22">: x(a), y(b) {</text:p>
      <text:p text:style-name="P22">}</text:p>
      <text:p text:style-name="P22">Vector::Vector(Point a, Point b)</text:p>
      <text:p text:style-name="P22">: x(b.x - a.x), y(b.y - a.y){</text:p>
      <text:p text:style-name="P22">}</text:p>
      <text:p text:style-name="P22">Vector Vector::<text:span text:style-name="T12">operator </text:span>- () {</text:p>
      <text:p text:style-name="P23"><text:s text:c="4"/><text:span text:style-name="T13">return </text:span><text:span text:style-name="T24">Vector(-x, -y);</text:span></text:p>
      <text:p text:style-name="P22">}</text:p>
      <text:p text:style-name="P22"><text:span text:style-name="T12">bool </text:span>is_perpendecular(<text:span text:style-name="T12">const </text:span>Vector&amp; lhs, <text:span text:style-name="T12">const </text:span>Vector&amp; rhs) {</text:p>
      <text:p text:style-name="P23"><text:s text:c="4"/><text:span text:style-name="T13">return </text:span><text:span text:style-name="T24">(lhs * rhs) == </text:span><text:span text:style-name="T21">0</text:span><text:span text:style-name="T24">;</text:span></text:p>
      <text:p text:style-name="P22">}</text:p>
      <text:p text:style-name="P22">Vector normalize_vector(<text:span text:style-name="T12">const </text:span>Vector&amp; v) {</text:p>
      <text:p text:style-name="P23"><text:s text:c="4"/><text:span text:style-name="T13">return </text:span><text:span text:style-name="T24">Vector(v.x / v.length(), v.y / v.length());</text:span></text:p>
      <text:p text:style-name="P22">}</text:p>
      <text:p text:style-name="P22">Point projection (Point p1, Point p2, Point p3) { <text:span text:style-name="T27">// проекция точки p3 на прямую p1p2</text:span></text:p>
      <text:p text:style-name="P23"><text:span text:style-name="T25"><text:s text:c="4"/></text:span><text:span text:style-name="T13">double </text:span><text:span text:style-name="T24">x = p2.y - p1.y; </text:span><text:span text:style-name="T26">//x и y - координаты вектора, перпендикулярного к AB</text:span></text:p>
      <text:p text:style-name="P23"><text:span text:style-name="T25"><text:s text:c="4"/></text:span><text:span text:style-name="T13">double </text:span><text:span text:style-name="T24">y = p1.x - p2.x;</text:span></text:p>
      <text:p text:style-name="P23"><text:s text:c="4"/><text:span text:style-name="T13">double </text:span><text:span text:style-name="T24">L = (p1.x * p2.y - p2.x * p1.y + p1.y * p3.x - p2.y * p3.x + p2.x * p3.y - p1.x * p3.y) / (x * (p2.y - p1.y) + y * (p1.x - p2.x));</text:span></text:p>
      <text:p text:style-name="P23"><text:s text:c="4"/><text:span text:style-name="T24">Point H;</text:span></text:p>
      <text:p text:style-name="P23"><text:s text:c="4"/><text:span text:style-name="T24">H.x = p3.x + x * L;</text:span></text:p>
      <text:p text:style-name="P23"><text:s text:c="4"/><text:span text:style-name="T24">H.y = p3.y + y * L;</text:span></text:p>
      <text:p text:style-name="P23"><text:s text:c="4"/><text:span text:style-name="T13">return </text:span><text:span text:style-name="T24">H;</text:span></text:p>
      <text:p text:style-name="P22">}</text:p>
      <text:p text:style-name="P22"><text:span text:style-name="T12">double </text:span>point_and_line_distance(Point p1, Point p2, Point p3) {</text:p>
      <text:p text:style-name="P23"><text:s text:c="4"/><text:span text:style-name="T13">double </text:span><text:span text:style-name="T24">A = p2.y - p3.y;</text:span></text:p>
      <text:p text:style-name="P23"><text:s text:c="4"/><text:span text:style-name="T13">double </text:span><text:span text:style-name="T24">B = p3.x - p2.x;</text:span></text:p>
      <text:p text:style-name="P23"><text:s text:c="4"/><text:span text:style-name="T13">double </text:span><text:span text:style-name="T24">C = p2.x*p3.y - p3.x*p2.y;</text:span></text:p>
      <text:p text:style-name="P23"><text:s text:c="4"/><text:span text:style-name="T13">return </text:span><text:span text:style-name="T24">(std::abs(A*p1.x + B*p1.y + C) / std::sqrt(A*A + B*B));</text:span></text:p>
      <text:p text:style-name="P22">}</text:p>
      <text:p text:style-name="P22">std::ostream&amp; <text:span text:style-name="T12">operator </text:span>&lt;&lt; (std::ostream&amp; os, <text:span text:style-name="T12">const </text:span>Point&amp; p) {</text:p>
      <text:p text:style-name="P23"><text:s text:c="4"/><text:span text:style-name="T13">return </text:span><text:span text:style-name="T24">os &lt;&lt; p.x &lt;&lt; </text:span><text:span text:style-name="T9">" " </text:span><text:span text:style-name="T24">&lt;&lt; p.y;</text:span></text:p>
      <text:p text:style-name="P22">}</text:p>
      <text:p text:style-name="P22">std::istream&amp; <text:span text:style-name="T12">operator </text:span>&gt;&gt; (std::istream&amp; is, Point&amp; p) {</text:p>
      <text:p text:style-name="P23"><text:s text:c="4"/><text:span text:style-name="T13">return </text:span><text:span text:style-name="T24">is &gt;&gt; p.x &gt;&gt; p.y;</text:span></text:p>
      <text:p text:style-name="P25">}</text:p>
      <text:p text:style-name="P14">Figure.h</text:p>
      <text:p text:style-name="P18"><text:span text:style-name="T6">#pragma </text:span><text:span text:style-name="T8">once</text:span></text:p>
      <text:p text:style-name="P22"><text:span text:style-name="T4">#include </text:span><text:span text:style-name="T7">"Point.h"</text:span></text:p>
      <text:p text:style-name="P22"><text:span text:style-name="T12">class </text:span><text:span text:style-name="T14">Figure </text:span>{</text:p>
      <text:p text:style-name="P22"><text:span text:style-name="T12">public</text:span>:</text:p>
      <text:p text:style-name="P23"><text:s text:c="4"/><text:span text:style-name="T13">virtual void </text:span><text:span text:style-name="T24">Render(</text:span><text:span text:style-name="T13">const </text:span><text:span text:style-name="T15">sdl</text:span><text:span text:style-name="T24">::</text:span><text:span text:style-name="T15">renderer</text:span><text:span text:style-name="T24">&amp; renderer) </text:span><text:span text:style-name="T13">const </text:span><text:span text:style-name="T24">= </text:span><text:span text:style-name="T21">0</text:span><text:span text:style-name="T24">;</text:span></text:p>
      <text:p text:style-name="P23"><text:s text:c="4"/><text:span text:style-name="T13">virtual void </text:span><text:span text:style-name="T24">Save(</text:span><text:span text:style-name="T15">std</text:span><text:span text:style-name="T24">::</text:span><text:span text:style-name="T19">ostream</text:span><text:span text:style-name="T24">&amp; os) </text:span><text:span text:style-name="T13">const </text:span><text:span text:style-name="T24">= </text:span><text:span text:style-name="T21">0</text:span><text:span text:style-name="T24">;</text:span></text:p>
      <text:p text:style-name="P23"><text:s text:c="4"/><text:span text:style-name="T13">virtual void </text:span><text:span text:style-name="T24">Load(</text:span><text:span text:style-name="T15">std</text:span><text:span text:style-name="T24">::</text:span><text:span text:style-name="T19">istream</text:span><text:span text:style-name="T24">&amp; is) = </text:span><text:span text:style-name="T21">0</text:span><text:span text:style-name="T24">;</text:span></text:p>
      <text:p text:style-name="P23"><text:s text:c="4"/><text:span text:style-name="T13">virtual bool </text:span><text:span text:style-name="T24">PointBelongsTo(</text:span><text:span text:style-name="T15">Point </text:span><text:span text:style-name="T24">p) </text:span><text:span text:style-name="T13">const </text:span><text:span text:style-name="T24">= </text:span><text:span text:style-name="T21">0</text:span><text:span text:style-name="T24">;</text:span></text:p>
      <text:p text:style-name="P23"><text:s text:c="4"/><text:span text:style-name="T13">void </text:span><text:span text:style-name="T24">SetColor(</text:span><text:span text:style-name="T13">int </text:span><text:span text:style-name="T24">r, </text:span><text:span text:style-name="T13">int </text:span><text:span text:style-name="T24">g, </text:span><text:span text:style-name="T13">int </text:span><text:span text:style-name="T24">b);</text:span></text:p>
      <text:p text:style-name="P23"><text:s text:c="4"/><text:span text:style-name="T13">virtual </text:span><text:span text:style-name="T24">~Figure() = </text:span><text:span text:style-name="T13">default</text:span><text:span text:style-name="T24">;</text:span></text:p>
      <text:p text:style-name="P22"><text:span text:style-name="T12">protected</text:span>:</text:p>
      <text:p text:style-name="P23"><text:soft-page-break/><text:s text:c="4"/><text:span text:style-name="T13">int </text:span><text:span text:style-name="T23">rcolor </text:span><text:span text:style-name="T24">= </text:span><text:span text:style-name="T21">255</text:span><text:span text:style-name="T24">, </text:span><text:span text:style-name="T23">gcolor </text:span><text:span text:style-name="T24">= </text:span><text:span text:style-name="T21">0</text:span><text:span text:style-name="T24">, </text:span><text:span text:style-name="T23">bcolor </text:span><text:span text:style-name="T24">= </text:span><text:span text:style-name="T21">0</text:span><text:span text:style-name="T24">;</text:span></text:p>
      <text:p text:style-name="P25">};</text:p>
      <text:p text:style-name="P39"/>
      <text:p text:style-name="P14">Figure.cpp</text:p>
      <text:p text:style-name="P18"><text:span text:style-name="T6">#include </text:span><text:span text:style-name="T8">"Figure.h"</text:span></text:p>
      <text:p text:style-name="P22"><text:span text:style-name="T12">void </text:span><text:span text:style-name="T14">Figure</text:span>::SetColor(<text:span text:style-name="T12">int </text:span>r, <text:span text:style-name="T12">int </text:span>g, <text:span text:style-name="T12">int </text:span>b) {</text:p>
      <text:p text:style-name="P23"><text:s text:c="4"/><text:span text:style-name="T23">rcolor </text:span><text:span text:style-name="T24">= r;</text:span></text:p>
      <text:p text:style-name="P23"><text:s text:c="4"/><text:span text:style-name="T23">gcolor </text:span><text:span text:style-name="T24">= g;</text:span></text:p>
      <text:p text:style-name="P23"><text:s text:c="4"/><text:span text:style-name="T23">bcolor </text:span><text:span text:style-name="T24">= b;</text:span></text:p>
      <text:p text:style-name="P25">}</text:p>
      <text:p text:style-name="P39"/>
      <text:p text:style-name="P14">Factory.h</text:p>
      <text:p text:style-name="P18"><text:span text:style-name="T6">#pragma </text:span><text:span text:style-name="T8">once</text:span></text:p>
      <text:p text:style-name="P22"><text:span text:style-name="T4">#include </text:span><text:span text:style-name="T7">"Figure.h"</text:span></text:p>
      <text:p text:style-name="P22"><text:span text:style-name="T4">#include </text:span><text:span text:style-name="T7">&lt;vector&gt;</text:span></text:p>
      <text:p text:style-name="P22"><text:span text:style-name="T4">#include </text:span><text:span text:style-name="T7">&lt;memory&gt;</text:span></text:p>
      <text:p text:style-name="P22"><text:span text:style-name="T4">#include </text:span><text:span text:style-name="T7">&lt;exception&gt;</text:span></text:p>
      <text:p text:style-name="P22"><text:span text:style-name="T12">class </text:span><text:span text:style-name="T14">Factory </text:span>{</text:p>
      <text:p text:style-name="P22"><text:span text:style-name="T12">public</text:span>:</text:p>
      <text:p text:style-name="P23"><text:s text:c="4"/><text:span text:style-name="T24">Factory() = </text:span><text:span text:style-name="T13">default</text:span><text:span text:style-name="T24">;</text:span></text:p>
      <text:p text:style-name="P23"><text:s text:c="4"/><text:span text:style-name="T13">virtual </text:span><text:span text:style-name="T24">~Factory() = </text:span><text:span text:style-name="T13">default</text:span><text:span text:style-name="T24">;</text:span></text:p>
      <text:p text:style-name="P23"><text:s text:c="4"/><text:span text:style-name="T13">virtual void </text:span><text:span text:style-name="T24">AddPoint(</text:span><text:span text:style-name="T13">const </text:span><text:span text:style-name="T15">Point</text:span><text:span text:style-name="T24">&amp; p) = </text:span><text:span text:style-name="T21">0</text:span><text:span text:style-name="T24">;</text:span></text:p>
      <text:p text:style-name="P23"><text:s text:c="4"/><text:span text:style-name="T13">virtual </text:span><text:span text:style-name="T15">std</text:span><text:span text:style-name="T24">::</text:span><text:span text:style-name="T15">unique_ptr</text:span><text:span text:style-name="T24">&lt;</text:span><text:span text:style-name="T15">Figure</text:span><text:span text:style-name="T24">&gt; TryCreateObject() </text:span><text:span text:style-name="T13">const </text:span><text:span text:style-name="T24">= </text:span><text:span text:style-name="T21">0</text:span><text:span text:style-name="T24">;</text:span></text:p>
      <text:p text:style-name="P22"><text:span text:style-name="T12">protected</text:span>:</text:p>
      <text:p text:style-name="P23"><text:s text:c="4"/><text:span text:style-name="T15">std</text:span><text:span text:style-name="T24">::</text:span><text:span text:style-name="T15">vector</text:span><text:span text:style-name="T24">&lt;</text:span><text:span text:style-name="T15">Point</text:span><text:span text:style-name="T24">&gt; </text:span><text:span text:style-name="T23">points_</text:span><text:span text:style-name="T24">;</text:span></text:p>
      <text:p text:style-name="P25">};</text:p>
      <text:p text:style-name="P39"/>
      <text:p text:style-name="P14">Polygon.h</text:p>
      <text:p text:style-name="P18"><text:span text:style-name="T6">#pragma </text:span><text:span text:style-name="T8">once</text:span></text:p>
      <text:p text:style-name="P22"><text:span text:style-name="T4">#include </text:span><text:span text:style-name="T7">"../Figure.h"</text:span></text:p>
      <text:p text:style-name="P22"><text:span text:style-name="T4">#include </text:span><text:span text:style-name="T7">&lt;math.h&gt;</text:span></text:p>
      <text:p text:style-name="P22"><text:span text:style-name="T12">class </text:span><text:span text:style-name="T14">Polygon </text:span>: <text:span text:style-name="T12">public </text:span><text:span text:style-name="T14">Figure </text:span>{</text:p>
      <text:p text:style-name="P22"><text:span text:style-name="T12">public</text:span>:</text:p>
      <text:p text:style-name="P23"><text:s text:c="4"/><text:span text:style-name="T24">Polygon() = </text:span><text:span text:style-name="T13">default</text:span><text:span text:style-name="T24">;</text:span></text:p>
      <text:p text:style-name="P23"><text:s text:c="4"/><text:span text:style-name="T24">Polygon(</text:span><text:span text:style-name="T13">int </text:span><text:span text:style-name="T24">points_count);</text:span></text:p>
      <text:p text:style-name="P23"><text:s text:c="4"/><text:span text:style-name="T24">Polygon(</text:span><text:span text:style-name="T13">const </text:span><text:span text:style-name="T15">std</text:span><text:span text:style-name="T24">::</text:span><text:span text:style-name="T15">vector</text:span><text:span text:style-name="T24">&lt;</text:span><text:span text:style-name="T15">Point</text:span><text:span text:style-name="T24">&gt;&amp; points);</text:span></text:p>
      <text:p text:style-name="P23"><text:s text:c="4"/><text:span text:style-name="T13">virtual void </text:span><text:span text:style-name="T24">Render(</text:span><text:span text:style-name="T13">const </text:span><text:span text:style-name="T15">sdl</text:span><text:span text:style-name="T24">::</text:span><text:span text:style-name="T15">renderer</text:span><text:span text:style-name="T24">&amp; renderer) </text:span><text:span text:style-name="T13">const </text:span><text:span text:style-name="T24">override;</text:span></text:p>
      <text:p text:style-name="P23"><text:s text:c="4"/><text:span text:style-name="T13">bool </text:span><text:span text:style-name="T24">PointBelongsTo(</text:span><text:span text:style-name="T15">Point </text:span><text:span text:style-name="T24">p) </text:span><text:span text:style-name="T13">const </text:span><text:span text:style-name="T24">override;</text:span></text:p>
      <text:p text:style-name="P22"><text:span text:style-name="T12">protected</text:span>:</text:p>
      <text:p text:style-name="P23"><text:s text:c="4"/><text:span text:style-name="T15">std</text:span><text:span text:style-name="T24">::</text:span><text:span text:style-name="T15">vector</text:span><text:span text:style-name="T24">&lt;</text:span><text:span text:style-name="T15">Point</text:span><text:span text:style-name="T24">&gt; </text:span><text:span text:style-name="T23">points_</text:span><text:span text:style-name="T24">;</text:span></text:p>
      <text:p text:style-name="P25">};</text:p>
      <text:p text:style-name="P39"/>
      <text:p text:style-name="P14"><text:span text:style-name="T32">Polygon</text:span>.cpp</text:p>
      <text:p text:style-name="P18"><text:span text:style-name="T6">#include </text:span><text:span text:style-name="T8">"Polygon.h"</text:span></text:p>
      <text:p text:style-name="P22"><text:span text:style-name="T14">Polygon</text:span>::Polygon(<text:span text:style-name="T12">int </text:span>points_count)</text:p>
      <text:p text:style-name="P22">: <text:span text:style-name="T22">points_</text:span>(points_count) {}</text:p>
      <text:p text:style-name="P22"><text:span text:style-name="T14">Polygon</text:span>::Polygon(<text:span text:style-name="T12">const </text:span><text:span text:style-name="T14">std</text:span>::<text:span text:style-name="T14">vector</text:span>&lt;<text:span text:style-name="T14">Point</text:span>&gt;&amp; points)</text:p>
      <text:p text:style-name="P22">: <text:span text:style-name="T22">points_</text:span>(points) {}</text:p>
      <text:p text:style-name="P22"><text:soft-page-break/><text:span text:style-name="T12">void </text:span><text:span text:style-name="T14">Polygon</text:span>::Render(<text:span text:style-name="T12">const </text:span><text:span text:style-name="T14">sdl</text:span>::<text:span text:style-name="T14">renderer </text:span>&amp;renderer) <text:span text:style-name="T12">const </text:span>{</text:p>
      <text:p text:style-name="P23"><text:s text:c="4"/><text:span text:style-name="T24">renderer.set_color(</text:span><text:span text:style-name="T23">rcolor</text:span><text:span text:style-name="T24">, </text:span><text:span text:style-name="T23">gcolor</text:span><text:span text:style-name="T24">, </text:span><text:span text:style-name="T23">bcolor</text:span><text:span text:style-name="T24">);</text:span></text:p>
      <text:p text:style-name="P23"><text:s text:c="4"/><text:span text:style-name="T13">for </text:span><text:span text:style-name="T24">(</text:span><text:span text:style-name="T19">size_t </text:span><text:span text:style-name="T24">i = </text:span><text:span text:style-name="T21">0</text:span><text:span text:style-name="T24">; i &lt; </text:span><text:span text:style-name="T23">points_</text:span><text:span text:style-name="T24">.size(); ++i) {</text:span></text:p>
      <text:p text:style-name="P23"><text:s text:c="8"/><text:span text:style-name="T19">size_t </text:span><text:span text:style-name="T24">next_index = (i + </text:span><text:span text:style-name="T21">1</text:span><text:span text:style-name="T24">) % </text:span><text:span text:style-name="T23">points_</text:span><text:span text:style-name="T24">.size();</text:span></text:p>
      <text:p text:style-name="P23"><text:s text:c="8"/><text:span text:style-name="T24">renderer.draw_line(</text:span><text:span text:style-name="T23">points_</text:span><text:span text:style-name="T15">[</text:span><text:span text:style-name="T24">i].</text:span><text:span text:style-name="T23">x</text:span><text:span text:style-name="T24">, </text:span><text:span text:style-name="T23">points_</text:span><text:span text:style-name="T15">[</text:span><text:span text:style-name="T24">i].</text:span><text:span text:style-name="T23">y</text:span><text:span text:style-name="T24">, </text:span><text:span text:style-name="T23">points_</text:span><text:span text:style-name="T15">[</text:span><text:span text:style-name="T24">next_index].</text:span><text:span text:style-name="T23">x</text:span><text:span text:style-name="T24">, </text:span><text:span text:style-name="T23">points_</text:span><text:span text:style-name="T15">[</text:span><text:span text:style-name="T24">next_index].</text:span><text:span text:style-name="T23">y</text:span><text:span text:style-name="T24">);</text:span></text:p>
      <text:p text:style-name="P23"><text:s text:c="4"/><text:span text:style-name="T24">}</text:span></text:p>
      <text:p text:style-name="P22">}</text:p>
      <text:p text:style-name="P22"><text:span text:style-name="T12">bool </text:span><text:span text:style-name="T14">Polygon</text:span>::PointBelongsTo(<text:span text:style-name="T14">Point </text:span>p) <text:span text:style-name="T12">const </text:span>{</text:p>
      <text:p text:style-name="P23"><text:s text:c="4"/><text:span text:style-name="T13">bool </text:span><text:span text:style-name="T24">is_ok = </text:span><text:span text:style-name="T13">true</text:span><text:span text:style-name="T24">;</text:span></text:p>
      <text:p text:style-name="P23"><text:s text:c="4"/><text:span text:style-name="T13">int </text:span><text:span text:style-name="T24">first = </text:span><text:span text:style-name="T21">0</text:span><text:span text:style-name="T24">;</text:span></text:p>
      <text:p text:style-name="P23"><text:s text:c="4"/><text:span text:style-name="T13">for </text:span><text:span text:style-name="T24">(</text:span><text:span text:style-name="T19">size_t </text:span><text:span text:style-name="T24">i = </text:span><text:span text:style-name="T21">0</text:span><text:span text:style-name="T24">; i &lt; </text:span><text:span text:style-name="T23">points_</text:span><text:span text:style-name="T24">.size(); ++i) {</text:span></text:p>
      <text:p text:style-name="P23"><text:s text:c="8"/><text:span text:style-name="T19">size_t </text:span><text:span text:style-name="T24">next_index = (i + </text:span><text:span text:style-name="T21">1</text:span><text:span text:style-name="T24">) % </text:span><text:span text:style-name="T23">points_</text:span><text:span text:style-name="T24">.size();</text:span></text:p>
      <text:p text:style-name="P23"><text:s text:c="8"/><text:span text:style-name="T13">int </text:span><text:span text:style-name="T24">elem = (</text:span><text:span text:style-name="T23">points_</text:span><text:span text:style-name="T15">[</text:span><text:span text:style-name="T24">i].</text:span><text:span text:style-name="T23">x </text:span><text:span text:style-name="T24">- p.</text:span><text:span text:style-name="T23">x</text:span><text:span text:style-name="T24">) * (</text:span><text:span text:style-name="T23">points_</text:span><text:span text:style-name="T15">[</text:span><text:span text:style-name="T24">next_index].</text:span><text:span text:style-name="T23">y </text:span><text:span text:style-name="T24">- </text:span><text:span text:style-name="T23">points_</text:span><text:span text:style-name="T15">[</text:span><text:span text:style-name="T24">i].</text:span><text:span text:style-name="T23">y</text:span><text:span text:style-name="T24">) - (</text:span><text:span text:style-name="T23">points_</text:span><text:span text:style-name="T15">[</text:span><text:span text:style-name="T24">next_index].</text:span><text:span text:style-name="T23">x </text:span><text:span text:style-name="T24">- </text:span><text:span text:style-name="T23">points_</text:span><text:span text:style-name="T15">[</text:span><text:span text:style-name="T24">i].</text:span><text:span text:style-name="T23">x</text:span><text:span text:style-name="T24">) * (</text:span><text:span text:style-name="T23">points_</text:span><text:span text:style-name="T15">[</text:span><text:span text:style-name="T24">i].</text:span><text:span text:style-name="T23">y </text:span><text:span text:style-name="T24">- p.</text:span><text:span text:style-name="T23">y</text:span><text:span text:style-name="T24">);</text:span></text:p>
      <text:p text:style-name="P23"><text:s text:c="8"/><text:span text:style-name="T13">if </text:span><text:span text:style-name="T24">(i == </text:span><text:span text:style-name="T21">0</text:span><text:span text:style-name="T24">) {</text:span></text:p>
      <text:p text:style-name="P23"><text:s text:c="12"/><text:span text:style-name="T24">first = elem / </text:span><text:span text:style-name="T15">std</text:span><text:span text:style-name="T24">::abs(elem);</text:span></text:p>
      <text:p text:style-name="P23"><text:s text:c="8"/><text:span text:style-name="T24">} </text:span><text:span text:style-name="T13">else </text:span><text:span text:style-name="T24">{</text:span></text:p>
      <text:p text:style-name="P23"><text:s text:c="12"/><text:span text:style-name="T13">if </text:span><text:span text:style-name="T24">(first * (elem / </text:span><text:span text:style-name="T15">std</text:span><text:span text:style-name="T24">::abs(elem)) &lt; </text:span><text:span text:style-name="T21">0</text:span><text:span text:style-name="T24">) {</text:span></text:p>
      <text:p text:style-name="P23"><text:s text:c="16"/><text:span text:style-name="T24">is_ok = </text:span><text:span text:style-name="T13">false</text:span><text:span text:style-name="T24">;</text:span></text:p>
      <text:p text:style-name="P23"><text:s text:c="16"/><text:span text:style-name="T13">break</text:span><text:span text:style-name="T24">;</text:span></text:p>
      <text:p text:style-name="P23"><text:s text:c="12"/><text:span text:style-name="T24">}</text:span></text:p>
      <text:p text:style-name="P23"><text:s text:c="8"/><text:span text:style-name="T24">}</text:span></text:p>
      <text:p text:style-name="P23"><text:s text:c="4"/><text:span text:style-name="T24">}</text:span></text:p>
      <text:p text:style-name="P23"><text:s text:c="4"/><text:span text:style-name="T13">return </text:span><text:span text:style-name="T24">is_ok;</text:span></text:p>
      <text:p text:style-name="P25">}</text:p>
      <text:p text:style-name="P40"/>
      <text:list xml:id="list122043105587413" text:continue-numbering="true" text:style-name="WWNum2">
        <text:list-item>
          <text:p text:style-name="P31">Вывод</text:p>
        </text:list-item>
      </text:list>
      <text:p text:style-name="P13"><text:tab/><text:span text:style-name="T32">В результате данной лабораторной работы я научился работать с библиотеками, предоставляющими графический интерфейс. Так же(после 3 рефакторингов) я получил богатый опыт проектирования структуры классов(с рационольным использованием наследования и полиморфизма). Также я познакомился с паттернами builder и abstractfactory.</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ejaVu Sans Mono" svg:font-family="'DejaVu Sans Mono'"/>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0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ru" fo:country="none" style:letter-kerning="false" style:font-name-asian="Arial1" style:font-size-asian="10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ru"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top="0.706cm" fo:margin-bottom="0.212cm"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20pt" fo:language="ru" fo:country="none" style:letter-kerning="false" style:font-name-asian="Arial1" style:font-family-asian="Arial" style:font-family-generic-asian="system" style:font-pitch-asian="variable" style:font-size-asian="20pt" style:language-asian="zh" style:country-asian="CN" style:font-name-complex="Arial1" style:font-family-complex="Arial" style:font-family-generic-complex="system" style:font-pitch-complex="variable" style:font-size-complex="20pt" style:language-complex="hi" style:country-complex="IN"/>
    </style:style>
    <style:style style:name="Heading_20_2" style:display-name="Heading 2" style:family="paragraph" style:parent-style-name="Standard" style:next-style-name="Standard" style:default-outline-level="" style:class="text">
      <style:paragraph-properties fo:margin-top="0.635cm" fo:margin-bottom="0.212cm"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6pt" fo:language="ru" fo:country="none" fo:font-weight="normal" style:letter-kerning="false" style:font-name-asian="Arial1" style:font-family-asian="Arial" style:font-family-generic-asian="system" style:font-pitch-asian="variable" style:font-size-asian="16pt" style:language-asian="zh" style:country-asian="CN" style:font-weight-asian="normal" style:font-name-complex="Arial1" style:font-family-complex="Arial" style:font-family-generic-complex="system" style:font-pitch-complex="variable" style:font-size-complex="16pt" style:language-complex="hi" style:country-complex="IN"/>
    </style:style>
    <style:style style:name="Heading_20_3" style:display-name="Heading 3" style:family="paragraph" style:parent-style-name="Standard" style:next-style-name="Standard" style:default-outline-level="" style:class="text">
      <style:paragraph-properties fo:margin-top="0.564cm" fo:margin-bottom="0.141cm" loext:contextual-spacing="false" fo:line-height="100%" fo:text-align="start" style:justify-single-word="false" fo:keep-together="always" fo:orphans="0" fo:widows="0" fo:keep-with-next="always" style:writing-mode="lr-tb"/>
      <style:text-properties fo:color="#434343" style:font-name="Arial" fo:font-family="Arial" style:font-family-generic="roman" style:font-pitch="variable" fo:font-size="14pt" fo:language="ru" fo:country="none" fo:font-weight="normal" style:letter-kerning="false" style:font-name-asian="Arial1" style:font-family-asian="Arial" style:font-family-generic-asian="system" style:font-pitch-asian="variable" style:font-size-asian="14pt" style:language-asian="zh" style:country-asian="CN" style:font-weight-asian="normal" style:font-name-complex="Arial1" style:font-family-complex="Arial"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2pt" fo:language="ru" fo:country="none" style:letter-kerning="false" style:font-name-asian="Arial1" style:font-family-asian="Arial"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423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1pt" fo:language="ru"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423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1pt" fo:language="ru" fo:country="none" fo:font-style="italic" style:letter-kerning="false" style:font-name-asian="Arial1" style:font-family-asian="Arial" style:font-family-generic-asian="system" style:font-pitch-asian="variable" style:font-size-asian="11pt" style:language-asian="zh" style:country-asian="CN" style:font-style-asian="italic" style:font-name-complex="Arial1"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ru"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AR PL SungtiL GB" style:font-family-asian="'AR PL SungtiL GB'"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4pt" style:text-underline-style="none" style:font-size-asian="14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fo:font-weight="bold" style:font-size-asian="14pt" style:font-weight-asian="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4pt" style:text-underline-style="none" style:font-size-asian="14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Times New Roman" fo:font-family="'Times New Roman'" style:font-family-generic="roman" style:font-pitch="variable" fo:font-size="14pt" style:text-underline-style="none" fo:font-weight="bold" style:font-size-asian="14pt" style:font-weight-asian="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48" style:display-name="ListLabel 48" style:family="text">
      <style:text-properties style:font-name="Times New Roman" fo:font-family="'Times New Roman'" style:font-family-generic="roman" style:font-pitch="variable" fo:font-size="14pt" style:text-underline-style="none" style:font-size-asian="14pt"/>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font-name="Times New Roman" fo:font-family="'Times New Roman'" style:font-family-generic="roman" style:font-pitch="variable" fo:font-size="14pt" style:text-underline-style="none" fo:font-weight="bold" style:font-size-asian="14pt" style:font-weight-asian="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76" style:display-name="ListLabel 76" style:family="text">
      <style:text-properties style:font-name="Times New Roman" fo:font-family="'Times New Roman'" style:font-family-generic="roman" style:font-pitch="variable" fo:font-size="14pt" style:text-underline-style="none" style:font-size-asian="14pt"/>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font-name="Times New Roman" fo:font-family="'Times New Roman'" style:font-family-generic="roman" style:font-pitch="variable" fo:font-size="14pt" style:text-underline-style="none" fo:font-weight="bold" style:font-size-asian="14pt" style:font-weight-asian="bold"/>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7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8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0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0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ru-RU</dc:language>
    <dc:date>2019-12-30T12:20:42.067048412</dc:date>
    <meta:editing-cycles>25</meta:editing-cycles>
    <meta:editing-duration>PT3H6M14S</meta:editing-duration>
    <meta:generator>LibreOffice/6.0.7.3$Linux_X86_64 LibreOffice_project/00m0$Build-3</meta:generator>
    <meta:document-statistic meta:table-count="0" meta:image-count="0" meta:object-count="0" meta:page-count="14" meta:paragraph-count="579" meta:word-count="2073" meta:character-count="19087" meta:non-whitespace-character-count="15138"/>
  </office:meta>
</office:document-meta>
</file>